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Segoe UI" svg:font-family="'Segoe UI'" style:font-family-generic="swiss"/>
    <style:font-face style:name="Times1" svg:font-family="Times" style:font-family-generic="swiss"/>
    <style:font-face style:name="The Sans Mono Condensed-" svg:font-family="'The Sans Mono Condensed-'" style:font-adornments="Bold" style:font-family-generic="swiss" style:font-pitch="fixed"/>
    <style:font-face style:name="The Sans Mono Condensed-1" svg:font-family="'The Sans Mono Condensed-'" style:font-adornments="Regular" style:font-family-generic="swiss" style:font-pitch="fixed"/>
    <style:font-face style:name="Albany AMT" svg:font-family="'Albany AMT'"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Italic" svg:font-family="Utopia-Italic, 'MS Mincho'" style:font-pitch="variable"/>
    <style:font-face style:name="ZapfDingbats" svg:font-family="ZapfDingbats, 'Zapf Dingbats'" style:font-family-generic="decorative" style:font-pitch="variable"/>
    <style:font-face style:name="Arial" svg:font-family="Arial" style:font-family-generic="roman" style:font-pitch="variable"/>
    <style:font-face style:name="Arial Narrow2"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Tahoma" svg:font-family="Tahoma" style:font-family-generic="roman" style:font-pitch="variable"/>
    <style:font-face style:name="TheSansMonoConNormal" svg:font-family="TheSansMonoConNormal" style:font-family-generic="roman" style:font-pitch="variable"/>
    <style:font-face style:name="Times2"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old" svg:font-family="'Utopia Bold'" style:font-family-generic="roman" style:font-pitch="variable"/>
    <style:font-face style:name="ZapfDingbats1" svg:font-family="ZapfDingbats"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Arial Narrow3" svg:font-family="'Arial Narrow'" style:font-adornments="Bold" style:font-family-generic="swiss" style:font-pitch="variable"/>
    <style:font-face style:name="Arial Narrow" svg:font-family="'Arial Narrow'" style:font-adornments="Regular" style:font-family-generic="swiss" style:font-pitch="variable"/>
    <style:font-face style:name="CommonBullets" svg:font-family="CommonBullets" style:font-family-generic="swiss" style:font-pitch="variable"/>
    <style:font-face style:name="Tahoma1" svg:font-family="Tahoma"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b4b66"/>
    </style:style>
    <style:style style:name="P2" style:family="paragraph" style:parent-style-name="Unnumbered_20_List">
      <style:paragraph-properties fo:margin-left="0in" fo:margin-right="0in" fo:text-indent="0in" style:auto-text-indent="false"/>
    </style:style>
    <style:style style:name="P3" style:family="paragraph" style:parent-style-name="Chapter_20_Title">
      <style:text-properties fo:color="#bfbfbf" style:font-name="ZapfDingbats2" fo:font-size="14pt" officeooo:paragraph-rsid="001b4b66" style:font-name-asian="ZapfDingbats2" style:font-size-asian="14pt" style:font-name-complex="ZapfDingbats2" style:font-size-complex="14pt"/>
    </style:style>
    <style:style style:name="P4" style:family="paragraph" style:parent-style-name="Chapter_20_Title">
      <style:text-properties officeooo:paragraph-rsid="001b4b66"/>
    </style:style>
    <style:style style:name="P5" style:family="paragraph" style:parent-style-name="Chapter_20_Number" style:master-page-name="First_20_Page">
      <style:paragraph-properties style:page-number="auto" fo:break-before="page"/>
      <style:text-properties officeooo:paragraph-rsid="001b4b66"/>
    </style:style>
    <style:style style:name="P6" style:family="paragraph" style:parent-style-name="Body_20_Text">
      <style:text-properties officeooo:paragraph-rsid="001613ec"/>
    </style:style>
    <style:style style:name="P7" style:family="paragraph" style:parent-style-name="Code">
      <style:text-properties fo:color="#000000" style:font-name="TheSansMonoConNormal1"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P8" style:family="paragraph" style:parent-style-name="SB_20_Body">
      <style:text-properties officeooo:paragraph-rsid="001c3c61"/>
    </style:style>
    <style:style style:name="P9" style:family="paragraph" style:parent-style-name="SB_20_Body_20_First">
      <style:text-properties officeooo:paragraph-rsid="001c12bc"/>
    </style:style>
    <style:style style:name="P10" style:family="paragraph" style:parent-style-name="SB_20_Head">
      <style:paragraph-properties fo:margin-left="0in" fo:margin-right="0.2in" fo:text-indent="0in" style:auto-text-indent="false"/>
      <style:text-properties officeooo:paragraph-rsid="001d0710"/>
    </style:style>
    <style:style style:name="P11" style:family="paragraph">
      <style:paragraph-properties style:text-autospace="none"/>
    </style:style>
    <style:style style:name="P12"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613ec" style:font-name-asian="Times New Roman" style:font-name-complex="Times New Roman" style:language-complex="ar" style:country-complex="SA"/>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color="#808080" style:font-name="ZapfDingbats" fo:font-weight="bold" style:font-name-asian="ZapfDingbats" style:font-weight-asian="bold" style:font-name-complex="ZapfDingbats"/>
    </style:style>
    <style:style style:name="T7" style:family="text">
      <style:text-properties style:font-name="Times New Roman" fo:font-weight="bold" style:font-weight-asian="bold" style:font-name-complex="Times New Roman" style:font-weight-complex="normal"/>
    </style:style>
    <style:style style:name="T8" style:family="text">
      <style:text-properties style:font-name-asian="Times New Roman"/>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TheSansMonoCondensed-Bold" fo:font-weight="bold" style:font-weight-asian="bold" style:font-name-complex="TheSansMonoCondensed-Bold" style:font-weight-complex="bold"/>
    </style:style>
    <style:style style:name="T11" style:family="text">
      <style:text-properties fo:font-weight="normal" style:font-weight-asian="normal"/>
    </style:style>
    <style:style style:name="T12" style:family="text">
      <style:text-properties style:font-name="TheSansMonoCondensed-SemiLightI" style:font-name-complex="TheSansMonoCondensed-SemiLightI"/>
    </style:style>
    <style:style style:name="T13" style:family="text">
      <style:text-properties fo:color="#000000" style:font-name="TheSansMonoConNormal1" fo:font-size="10pt" fo:language="en" fo:country="US" fo:font-weight="normal" officeooo:rsid="001613ec" style:font-name-asian="Times New Roman" style:font-size-asian="10pt" style:language-asian="en" style:country-asian="US" style:font-weight-asian="normal" style:font-name-complex="Times New Roman" style:font-size-complex="10pt" style:language-complex="ar" style:country-complex="SA"/>
    </style:style>
    <style:style style:name="T14" style:family="text">
      <style:text-properties style:use-window-font-color="true" style:font-name="Times New Roman" fo:font-size="11.5pt" fo:language="en" fo:country="US" officeooo:rsid="001613ec" style:font-name-asian="Times New Roman" style:font-size-asian="11.5pt" style:font-name-complex="Times New Roman" style:font-size-complex="10pt" style:language-complex="ar" style:country-complex="SA"/>
    </style:style>
    <style:style style:name="T15" style:family="text">
      <style:text-properties style:use-window-font-color="true" style:font-name="Times New Roman" fo:font-size="11.5pt" fo:language="en" fo:country="US" officeooo:rsid="00176e2a" style:font-name-asian="Times New Roman" style:font-size-asian="11.5pt" style:font-name-complex="Times New Roman" style:font-size-complex="10pt" style:language-complex="ar" style:country-complex="SA"/>
    </style:style>
    <style:style style:name="T16" style:family="text">
      <style:text-properties style:use-window-font-color="true" style:font-name="Utopia-Italic" fo:font-size="11.5pt" fo:language="en" fo:country="US" fo:font-style="italic" officeooo:rsid="001613ec" style:font-name-asian="Times New Roman" style:font-size-asian="11.5pt" style:font-style-asian="italic" style:font-name-complex="Utopia-Italic" style:font-size-complex="10pt" style:language-complex="ar" style:country-complex="SA" style:font-style-complex="italic"/>
    </style:style>
    <style:style style:name="T17" style:family="text">
      <style:text-properties style:use-window-font-color="true" style:font-name="Arial Narrow1" fo:font-size="10.5pt" fo:language="en" fo:country="US" officeooo:rsid="001613ec" style:font-name-asian="Times New Roman" style:font-size-asian="10.5pt" style:font-name-complex="Times New Roman" style:font-size-complex="12pt" style:language-complex="ar" style:country-complex="SA"/>
    </style:style>
    <style:style style:name="T18" style:family="text">
      <style:text-properties style:use-window-font-color="true" style:font-name="Arial Narrow1" fo:font-size="10pt" fo:language="en" fo:country="US" officeooo:rsid="001c3c61" style:font-name-asian="Times New Roman" style:font-size-asian="10pt" style:font-name-complex="Times New Roman" style:font-size-complex="10pt" style:language-complex="ar" style:country-complex="SA"/>
    </style:style>
    <style:style style:name="T19" style:family="text">
      <style:text-properties officeooo:rsid="001613ec"/>
    </style:style>
    <style:style style:name="T20" style:family="text">
      <style:text-properties fo:color="#008000" style:font-name="TheSansMonoConNormal1" fo:font-size="10pt" fo:language="en" fo:country="US" officeooo:rsid="001613ec" style:font-name-asian="Times New Roman" style:font-size-asian="10pt" style:font-name-complex="Times New Roman" style:font-size-complex="10pt" style:language-complex="ar" style:country-complex="SA"/>
    </style:style>
    <style:style style:name="T21" style:family="text">
      <style:text-properties officeooo:rsid="001b4b66"/>
    </style:style>
    <style:style style:name="T22" style:family="text">
      <style:text-properties officeooo:rsid="001c12bc"/>
    </style:style>
    <style:style style:name="T23" style:family="text">
      <style:text-properties officeooo:rsid="001c3c61"/>
    </style:style>
    <style:style style:name="T24" style:family="text">
      <style:text-properties officeooo:rsid="001d0710"/>
    </style:style>
    <style:style style:name="T25" style:family="text">
      <style:text-properties fo:text-transform="uppercase" style:use-window-font-color="true" style:font-name="Arial1" fo:font-size="11pt" fo:language="en" fo:country="US" fo:font-weight="bold" officeooo:rsid="001d0710" style:font-name-asian="Times New Roman" style:font-size-asian="11pt" style:font-weight-asian="bold" style:font-name-complex="Times New Roman" style:font-size-complex="14pt" style:language-complex="ar" style:country-complex="SA"/>
    </style:style>
    <style:style style:name="T2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8" style:family="text"/>
  </office:automatic-styles>
  <office:body>
    <office:text text:use-soft-page-breaks="true">
      <office:forms form:automatic-focus="false" form:apply-design-mode="false"/>
      <text:tracked-changes>
        <text:changed-region xml:id="ct94365812835376" text:id="ct94365812835376">
          <text:insertion>
            <office:change-info>
              <dc:creator>Ray Lischner</dc:creator>
              <dc:date>2020-04-28T10:11:05</dc:date>
            </office:change-info>
          </text:insertion>
        </text:changed-region>
        <text:changed-region xml:id="ct94365816779376" text:id="ct94365816779376">
          <text:insertion>
            <office:change-info>
              <dc:creator>Ray Lischner</dc:creator>
              <dc:date>2020-04-28T10:08:25</dc:date>
            </office:change-info>
          </text:insertion>
        </text:changed-region>
        <text:changed-region xml:id="ct94365739332128" text:id="ct94365739332128">
          <text:deletion>
            <office:change-info>
              <dc:creator>Ray Lischner</dc:creator>
              <dc:date>2020-04-27T10:52:57</dc:date>
            </office:change-info>
            <text:p text:style-name="Heading_20_1">Header</text:p>
          </text:deletion>
        </text:changed-region>
        <text:changed-region xml:id="ct94365712620208" text:id="ct94365712620208">
          <text:insertion>
            <office:change-info>
              <dc:creator>Ray Lischner</dc:creator>
              <dc:date>2020-04-27T10:52:59</dc:date>
            </office:change-info>
          </text:insertion>
        </text:changed-region>
        <text:changed-region xml:id="ct94365700420608" text:id="ct94365700420608">
          <text:insertion>
            <office:change-info>
              <dc:creator>Ray Lischner</dc:creator>
              <dc:date>2020-04-27T10:53:00</dc:date>
            </office:change-info>
          </text:insertion>
        </text:changed-region>
        <text:changed-region xml:id="ct94365895906816" text:id="ct94365895906816">
          <text:insertion>
            <office:change-info>
              <dc:creator>Ray Lischner</dc:creator>
              <dc:date>2020-05-06T11:27:54</dc:date>
            </office:change-info>
          </text:insertion>
        </text:changed-region>
        <text:changed-region xml:id="ct94365729934096" text:id="ct94365729934096">
          <text:insertion>
            <office:change-info>
              <dc:creator>Ray Lischner</dc:creator>
              <dc:date>2020-05-06T11:05:06</dc:date>
            </office:change-info>
          </text:insertion>
        </text:changed-region>
        <text:changed-region xml:id="ct94365805046816" text:id="ct94365805046816">
          <text:insertion>
            <office:change-info>
              <dc:creator>Ray Lischner</dc:creator>
              <dc:date>2020-05-06T11:06:00</dc:date>
            </office:change-info>
          </text:insertion>
        </text:changed-region>
        <text:changed-region xml:id="ct94365729820432" text:id="ct94365729820432">
          <text:insertion>
            <office:change-info>
              <dc:creator>Ray Lischner</dc:creator>
              <dc:date>2020-05-06T11:19:53</dc:date>
            </office:change-info>
          </text:insertion>
        </text:changed-region>
        <text:changed-region xml:id="ct94365729120384" text:id="ct94365729120384">
          <text:insertion>
            <office:change-info>
              <dc:creator>Ray Lischner</dc:creator>
              <dc:date>2020-05-06T11:20:00</dc:date>
            </office:change-info>
          </text:insertion>
        </text:changed-region>
        <text:changed-region xml:id="ct94365809567504" text:id="ct94365809567504">
          <text:insertion>
            <office:change-info>
              <dc:creator>Ray Lischner</dc:creator>
              <dc:date>2020-05-06T11:08:00</dc:date>
            </office:change-info>
          </text:insertion>
        </text:changed-region>
        <text:changed-region xml:id="ct94365786549392" text:id="ct94365786549392">
          <text:insertion>
            <office:change-info>
              <dc:creator>Ray Lischner</dc:creator>
              <dc:date>2020-05-06T11:22:05</dc:date>
            </office:change-info>
          </text:insertion>
        </text:changed-region>
        <text:changed-region xml:id="ct94365821807104" text:id="ct94365821807104">
          <text:insertion>
            <office:change-info>
              <dc:creator>Ray Lischner</dc:creator>
              <dc:date>2020-05-06T11:28:39</dc:date>
            </office:change-info>
          </text:insertion>
        </text:changed-region>
        <text:changed-region xml:id="ct94365813894720" text:id="ct94365813894720">
          <text:insertion>
            <office:change-info>
              <dc:creator>Ray Lischner</dc:creator>
              <dc:date>2020-05-06T11:29:19</dc:date>
            </office:change-info>
          </text:insertion>
        </text:changed-region>
        <text:changed-region xml:id="ct94365829299664" text:id="ct94365829299664">
          <text:insertion>
            <office:change-info>
              <dc:creator>Ray Lischner</dc:creator>
              <dc:date>2020-05-06T11:08:00</dc:date>
            </office:change-info>
          </text:insertion>
        </text:changed-region>
        <text:changed-region xml:id="ct94365789239296" text:id="ct94365789239296">
          <text:insertion>
            <office:change-info>
              <dc:creator>Ray Lischner</dc:creator>
              <dc:date>2020-05-06T11:24:48</dc:date>
            </office:change-info>
          </text:insertion>
        </text:changed-region>
        <text:changed-region xml:id="ct94365807090688" text:id="ct94365807090688">
          <text:insertion>
            <office:change-info>
              <dc:creator>Ray Lischner</dc:creator>
              <dc:date>2020-05-06T11:18:44</dc:date>
            </office:change-info>
          </text:insertion>
        </text:changed-region>
        <text:changed-region xml:id="ct94365806979600" text:id="ct94365806979600">
          <text:insertion>
            <office:change-info>
              <dc:creator>Ray Lischner</dc:creator>
              <dc:date>2020-05-06T11:26:25</dc:date>
            </office:change-info>
          </text:insertion>
        </text:changed-region>
        <text:changed-region xml:id="ct94365806748112" text:id="ct94365806748112">
          <text:insertion>
            <office:change-info>
              <dc:creator>Ray Lischner</dc:creator>
              <dc:date>2020-05-06T11:27:02</dc:date>
            </office:change-info>
          </text:insertion>
        </text:changed-region>
        <text:changed-region xml:id="ct94365815433568" text:id="ct94365815433568">
          <text:insertion>
            <office:change-info>
              <dc:creator>Ray Lischner</dc:creator>
              <dc:date>2020-05-06T11:04:57</dc:date>
            </office:change-info>
          </text:insertion>
        </text:changed-region>
        <text:changed-region xml:id="ct94365902108944" text:id="ct94365902108944">
          <text:insertion>
            <office:change-info>
              <dc:creator>Ray Lischner</dc:creator>
              <dc:date>2020-04-27T10:53:39</dc:date>
            </office:change-info>
          </text:insertion>
        </text:changed-region>
        <text:changed-region xml:id="ct94365869121296" text:id="ct94365869121296">
          <text:insertion>
            <office:change-info>
              <dc:creator>Ray Lischner</dc:creator>
              <dc:date>2020-04-27T10:53:42</dc:date>
            </office:change-info>
          </text:insertion>
        </text:changed-region>
        <text:changed-region xml:id="ct94365918158048" text:id="ct94365918158048">
          <text:insertion>
            <office:change-info>
              <dc:creator>Ray Lischner</dc:creator>
              <dc:date>2020-04-27T10:53:31</dc:date>
            </office:change-info>
          </text:insertion>
        </text:changed-region>
        <text:changed-region xml:id="ct94365730955776" text:id="ct94365730955776">
          <text:deletion>
            <office:change-info>
              <dc:creator>Ray Lischner</dc:creator>
              <dc:date>2020-04-27T10:52:22</dc:date>
            </office:change-info>
            <text:p text:style-name="Body_20_Text"><text:span text:style-name="Code_20_Inline">#include</text:span></text:p>
          </text:deletion>
        </text:changed-region>
        <text:changed-region xml:id="ct94365730956016" text:id="ct94365730956016">
          <text:insertion>
            <office:change-info>
              <dc:creator>Ray Lischner</dc:creator>
              <dc:date>2020-04-27T10:52:22</dc:date>
            </office:change-info>
          </text:insertion>
        </text:changed-region>
        <text:changed-region xml:id="ct94365730956256" text:id="ct94365730956256">
          <text:insertion>
            <office:change-info>
              <dc:creator>Ray Lischner</dc:creator>
              <dc:date>2020-04-27T10:52:43</dc:date>
            </office:change-info>
          </text:insertion>
        </text:changed-region>
        <text:changed-region xml:id="ct94365729077760" text:id="ct94365729077760">
          <text:deletion>
            <office:change-info>
              <dc:creator>Ray Lischner</dc:creator>
              <dc:date>2020-04-27T10:52:43</dc:date>
            </office:change-info>
            <text:p text:style-name="Body_20_Text"><text:span text:style-name="T16">nclude</text:span></text:p>
          </text:deletion>
        </text:changed-region>
        <text:changed-region xml:id="ct94365729078000" text:id="ct94365729078000">
          <text:deletion>
            <office:change-info>
              <dc:creator>Ray Lischner</dc:creator>
              <dc:date>2020-04-27T10:53:51</dc:date>
            </office:change-info>
            <text:p text:style-name="Body_20_Text">header</text:p>
          </text:deletion>
        </text:changed-region>
        <text:changed-region xml:id="ct94365904049552" text:id="ct94365904049552">
          <text:insertion>
            <office:change-info>
              <dc:creator>Ray Lischner</dc:creator>
              <dc:date>2020-04-27T10:53:51</dc:date>
            </office:change-info>
          </text:insertion>
        </text:changed-region>
        <text:changed-region xml:id="ct94365904050032" text:id="ct94365904050032">
          <text:deletion>
            <office:change-info>
              <dc:creator>Ray Lischner</dc:creator>
              <dc:date>2020-04-27T10:52:51</dc:date>
            </office:change-info>
            <text:p text:style-name="Body_20_Text">nclude</text:p>
          </text:deletion>
        </text:changed-region>
        <text:changed-region xml:id="ct94365904049792" text:id="ct94365904049792">
          <text:insertion>
            <office:change-info>
              <dc:creator>Ray Lischner</dc:creator>
              <dc:date>2020-04-27T10:52:51</dc:date>
            </office:change-info>
          </text:insertion>
        </text:changed-region>
        <text:changed-region xml:id="ct94365903749408" text:id="ct94365903749408">
          <text:insertion>
            <office:change-info>
              <dc:creator>Ray Lischner</dc:creator>
              <dc:date>2020-04-27T10:53:55</dc:date>
            </office:change-info>
          </text:insertion>
        </text:changed-region>
        <text:changed-region xml:id="ct94365786845088" text:id="ct94365786845088">
          <text:deletion>
            <office:change-info>
              <dc:creator>Ray Lischner</dc:creator>
              <dc:date>2020-04-27T10:53:55</dc:date>
            </office:change-info>
            <text:p text:style-name="Body_20_Text"><text:span text:style-name="T14">header</text:span></text:p>
          </text:deletion>
        </text:changed-region>
        <text:changed-region xml:id="ct94365786845408" text:id="ct94365786845408">
          <text:deletion>
            <office:change-info>
              <dc:creator>Ray Lischner</dc:creator>
              <dc:date>2020-04-27T10:53:59</dc:date>
            </office:change-info>
            <text:p text:style-name="Body_20_Text"><text:span text:style-name="T9">header</text:span></text:p>
          </text:deletion>
        </text:changed-region>
        <text:changed-region xml:id="ct94365796056992" text:id="ct94365796056992">
          <text:insertion>
            <office:change-info>
              <dc:creator>Ray Lischner</dc:creator>
              <dc:date>2020-04-27T10:53:59</dc:date>
            </office:change-info>
          </text:insertion>
        </text:changed-region>
        <text:changed-region xml:id="ct94365788629120" text:id="ct94365788629120">
          <text:insertion>
            <office:change-info>
              <dc:creator>Ray Lischner</dc:creator>
              <dc:date>2020-04-27T10:54:00</dc:date>
            </office:change-info>
          </text:insertion>
        </text:changed-region>
        <text:changed-region xml:id="ct94365873270800" text:id="ct94365873270800">
          <text:deletion>
            <office:change-info>
              <dc:creator>Ray Lischner</dc:creator>
              <dc:date>2020-04-27T10:54:05</dc:date>
            </office:change-info>
            <text:p text:style-name="Body_20_Text">is typically a file that </text:p>
          </text:deletion>
        </text:changed-region>
        <text:changed-region xml:id="ct94365810858320" text:id="ct94365810858320">
          <text:deletion>
            <office:change-info>
              <dc:creator>Ray Lischner</dc:creator>
              <dc:date>2020-04-27T10:54:34</dc:date>
            </office:change-info>
            <text:p text:style-name="Body_20_Text">the location for</text:p>
          </text:deletion>
        </text:changed-region>
        <text:changed-region xml:id="ct94365708799552" text:id="ct94365708799552">
          <text:insertion>
            <office:change-info>
              <dc:creator>Ray Lischner</dc:creator>
              <dc:date>2020-04-27T10:54:34</dc:date>
            </office:change-info>
          </text:insertion>
        </text:changed-region>
        <text:changed-region xml:id="ct94365708799856" text:id="ct94365708799856">
          <text:deletion>
            <office:change-info>
              <dc:creator>Ray Lischner</dc:creator>
              <dc:date>2020-04-27T10:54:38</dc:date>
            </office:change-info>
            <text:p text:style-name="Body_20_Text">headers</text:p>
          </text:deletion>
        </text:changed-region>
        <text:changed-region xml:id="ct94365798539936" text:id="ct94365798539936">
          <text:insertion>
            <office:change-info>
              <dc:creator>Ray Lischner</dc:creator>
              <dc:date>2020-04-27T10:54:38</dc:date>
            </office:change-info>
          </text:insertion>
        </text:changed-region>
        <text:changed-region xml:id="ct94365740389728" text:id="ct94365740389728">
          <text:insertion>
            <office:change-info>
              <dc:creator>Ray Lischner</dc:creator>
              <dc:date>2020-04-27T10:54:43</dc:date>
            </office:change-info>
          </text:insertion>
        </text:changed-region>
        <text:changed-region xml:id="ct94365718600112" text:id="ct94365718600112">
          <text:insertion>
            <office:change-info>
              <dc:creator>Ray Lischner</dc:creator>
              <dc:date>2020-04-27T10:54:51</dc:date>
            </office:change-info>
          </text:insertion>
        </text:changed-region>
        <text:changed-region xml:id="ct94365718600496" text:id="ct94365718600496">
          <text:deletion>
            <office:change-info>
              <dc:creator>Ray Lischner</dc:creator>
              <dc:date>2020-04-27T10:54:51</dc:date>
            </office:change-info>
            <text:p text:style-name="Body_20_Text"><text:span text:style-name="T14">that</text:span></text:p>
          </text:deletion>
        </text:changed-region>
        <text:changed-region xml:id="ct94365792034736" text:id="ct94365792034736">
          <text:insertion>
            <office:change-info>
              <dc:creator>Ray Lischner</dc:creator>
              <dc:date>2020-04-27T10:54:54</dc:date>
            </office:change-info>
          </text:insertion>
        </text:changed-region>
        <text:changed-region xml:id="ct94365901910384" text:id="ct94365901910384">
          <text:insertion>
            <office:change-info>
              <dc:creator>Ray Lischner</dc:creator>
              <dc:date>2020-04-27T10:55:00</dc:date>
            </office:change-info>
          </text:insertion>
        </text:changed-region>
        <text:changed-region xml:id="ct94365901910688" text:id="ct94365901910688">
          <text:deletion>
            <office:change-info>
              <dc:creator>Ray Lischner</dc:creator>
              <dc:date>2020-04-27T10:55:15</dc:date>
            </office:change-info>
            <text:p text:style-name="Body_20_Text">read</text:p>
          </text:deletion>
        </text:changed-region>
        <text:changed-region xml:id="ct94365715165184" text:id="ct94365715165184">
          <text:insertion>
            <office:change-info>
              <dc:creator>Ray Lischner</dc:creator>
              <dc:date>2020-04-27T10:55:15</dc:date>
            </office:change-info>
          </text:insertion>
        </text:changed-region>
        <text:changed-region xml:id="ct94365880849152" text:id="ct94365880849152">
          <text:deletion>
            <office:change-info>
              <dc:creator>Ray Lischner</dc:creator>
              <dc:date>2020-04-27T10:55:20</dc:date>
            </office:change-info>
            <text:p text:style-name="Body_20_Text"><text:s/>headers</text:p>
          </text:deletion>
        </text:changed-region>
        <text:changed-region xml:id="ct94365786266528" text:id="ct94365786266528">
          <text:insertion>
            <office:change-info>
              <dc:creator>Ray Lischner</dc:creator>
              <dc:date>2020-04-27T10:55:20</dc:date>
            </office:change-info>
          </text:insertion>
        </text:changed-region>
        <text:changed-region xml:id="ct94365854505200" text:id="ct94365854505200">
          <text:deletion>
            <office:change-info>
              <dc:creator>Ray Lischner</dc:creator>
              <dc:date>2020-04-27T10:55:54</dc:date>
            </office:change-info>
            <text:p text:style-name="Body_20_Text"><text:span text:style-name="Code_20_Inline">#include</text:span></text:p>
          </text:deletion>
        </text:changed-region>
        <text:changed-region xml:id="ct94365853410784" text:id="ct94365853410784">
          <text:insertion>
            <office:change-info>
              <dc:creator>Ray Lischner</dc:creator>
              <dc:date>2020-04-27T10:55:54</dc:date>
            </office:change-info>
          </text:insertion>
        </text:changed-region>
        <text:changed-region xml:id="ct94365856066176" text:id="ct94365856066176">
          <text:deletion>
            <office:change-info>
              <dc:creator>Ray Lischner</dc:creator>
              <dc:date>2020-04-27T10:55:57</dc:date>
            </office:change-info>
            <text:p text:style-name="Body_20_Text">directives</text:p>
          </text:deletion>
        </text:changed-region>
        <text:changed-region xml:id="ct94365846525120" text:id="ct94365846525120">
          <text:insertion>
            <office:change-info>
              <dc:creator>Ray Lischner</dc:creator>
              <dc:date>2020-04-27T10:55:57</dc:date>
            </office:change-info>
          </text:insertion>
        </text:changed-region>
        <text:changed-region xml:id="ct94365875317472" text:id="ct94365875317472">
          <text:insertion>
            <office:change-info>
              <dc:creator>Ray Lischner</dc:creator>
              <dc:date>2020-04-27T10:56:00</dc:date>
            </office:change-info>
          </text:insertion>
        </text:changed-region>
        <text:changed-region xml:id="ct94365708800096" text:id="ct94365708800096">
          <text:deletion>
            <office:change-info>
              <dc:creator>Ray Lischner</dc:creator>
              <dc:date>2020-04-27T10:56:10</dc:date>
            </office:change-info>
            <text:p text:style-name="Body_20_Text">Any line that begins with <text:span text:style-name="Code_20_Inline">#</text:span> ends at the end of the line. C++ has several different <text:span text:style-name="Code_20_Inline">#</text:span> directives, but only <text:span text:style-name="Code_20_Inline">#include</text:span> concerns us at this time. Inside the angle brackets must be a header name, which is typically a standard library header, but it might also be a header from a third-party library.</text:p>
            <text:p text:style-name="Body_20_Text"/>
          </text:deletion>
        </text:changed-region>
        <text:changed-region xml:id="ct94365901910928" text:id="ct94365901910928">
          <text:insertion>
            <office:change-info>
              <dc:creator>Ray Lischner</dc:creator>
              <dc:date>2020-04-27T10:56:11</dc:date>
            </office:change-info>
          </text:insertion>
        </text:changed-region>
        <text:changed-region xml:id="ct94365790934544" text:id="ct94365790934544">
          <text:deletion>
            <office:change-info>
              <dc:creator>Ray Lischner</dc:creator>
              <dc:date>2020-04-27T10:56:11</dc:date>
            </office:change-info>
            <text:p text:style-name="Body_20_Text"><text:span text:style-name="T14">headers</text:span></text:p>
          </text:deletion>
        </text:changed-region>
        <text:changed-region xml:id="ct94365792633664" text:id="ct94365792633664">
          <text:deletion>
            <office:change-info>
              <dc:creator>Ray Lischner</dc:creator>
              <dc:date>2020-04-27T10:56:20</dc:date>
            </office:change-info>
            <text:p text:style-name="Body_20_Text">header</text:p>
          </text:deletion>
        </text:changed-region>
        <text:changed-region xml:id="ct94365853658720" text:id="ct94365853658720">
          <text:insertion>
            <office:change-info>
              <dc:creator>Ray Lischner</dc:creator>
              <dc:date>2020-04-27T10:56:20</dc:date>
            </office:change-info>
          </text:insertion>
        </text:changed-region>
        <text:changed-region xml:id="ct94365816805456" text:id="ct94365816805456">
          <text:deletion>
            <office:change-info>
              <dc:creator>Ray Lischner</dc:creator>
              <dc:date>2020-04-27T10:56:38</dc:date>
            </office:change-info>
            <text:p text:style-name="Body_20_Text">header</text:p>
          </text:deletion>
        </text:changed-region>
        <text:changed-region xml:id="ct94365837618368" text:id="ct94365837618368">
          <text:insertion>
            <office:change-info>
              <dc:creator>Ray Lischner</dc:creator>
              <dc:date>2020-04-27T10:56:38</dc:date>
            </office:change-info>
          </text:insertion>
        </text:changed-region>
        <text:changed-region xml:id="ct94365791841568" text:id="ct94365791841568">
          <text:deletion>
            <office:change-info>
              <dc:creator>Ray Lischner</dc:creator>
              <dc:date>2020-04-27T10:57:06</dc:date>
            </office:change-info>
            <text:p text:style-name="Note_2f_Tip_2f_Caution">Some</text:p>
          </text:deletion>
        </text:changed-region>
        <text:changed-region xml:id="ct94365801627488" text:id="ct94365801627488">
          <text:insertion>
            <office:change-info>
              <dc:creator>Ray Lischner</dc:creator>
              <dc:date>2020-04-27T10:57:06</dc:date>
            </office:change-info>
          </text:insertion>
        </text:changed-region>
        <text:changed-region xml:id="ct94365809140976" text:id="ct94365809140976">
          <text:deletion>
            <office:change-info>
              <dc:creator>Ray Lischner</dc:creator>
              <dc:date>2020-04-27T10:58:24</dc:date>
            </office:change-info>
            <text:p text:style-name="Note_2f_Tip_2f_Caution">3.6.1</text:p>
          </text:deletion>
        </text:changed-region>
        <text:changed-region xml:id="ct94365809140736" text:id="ct94365809140736">
          <text:insertion>
            <office:change-info>
              <dc:creator>Ray Lischner</dc:creator>
              <dc:date>2020-04-27T10:58:24</dc:date>
            </office:change-info>
          </text:insertion>
        </text:changed-region>
        <text:changed-region xml:id="ct94365804056112" text:id="ct94365804056112">
          <text:deletion>
            <office:change-info>
              <dc:creator>Ray Lischner</dc:creator>
              <dc:date>2020-04-28T10:08:58</dc:date>
            </office:change-info>
            <text:p text:style-name="P7">#include &lt;iostream&gt;</text:p>
          </text:deletion>
        </text:changed-region>
        <text:changed-region xml:id="ct94365857210112" text:id="ct94365857210112">
          <text:insertion>
            <office:change-info>
              <dc:creator>Ray Lischner</dc:creator>
              <dc:date>2020-04-28T10:08:58</dc:date>
            </office:change-info>
          </text:insertion>
        </text:changed-region>
        <text:changed-region xml:id="ct94365818890208" text:id="ct94365818890208">
          <text:deletion>
            <office:change-info>
              <dc:creator>Ray Lischner</dc:creator>
              <dc:date>2020-04-28T10:08:58</dc:date>
            </office:change-info>
            <text:p text:style-name="P7">#include &lt;limits&gt;</text:p>
          </text:deletion>
        </text:changed-region>
        <text:changed-region xml:id="ct94365818890480" text:id="ct94365818890480">
          <text:insertion>
            <office:change-info>
              <dc:creator>Ray Lischner</dc:creator>
              <dc:date>2020-04-28T10:08:58</dc:date>
            </office:change-info>
          </text:insertion>
        </text:changed-region>
        <text:changed-region xml:id="ct94365878518272" text:id="ct94365878518272">
          <text:deletion>
            <office:change-info>
              <dc:creator>Ray Lischner</dc:creator>
              <dc:date>2020-04-27T11:01:23</dc:date>
            </office:change-info>
            <text:p text:style-name="Body_20_Text_20_First">nclud</text:p>
          </text:deletion>
        </text:changed-region>
        <text:changed-region xml:id="ct94365910326432" text:id="ct94365910326432">
          <text:insertion>
            <office:change-info>
              <dc:creator>Ray Lischner</dc:creator>
              <dc:date>2020-04-27T11:01: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4365812835376"/>E X P L O R A T I O N <text:s/><text:span text:style-name="T21">2</text:span></text:p>
      <text:p text:style-name="P1"/>
      <text:p text:style-name="P3"></text:p>
      <text:p text:style-name="P4"><text:change-end text:change-id="ct94365812835376"/><office:annotation office:name="__Annotation__1533_507632845" loext:resolved="false"><dc:creator>Michael Thomas</dc:creator><dc:date>2019-11-04T10:20:23.540000000</dc:date><text:p text:style-name="P11"><text:span text:style-name="T26">Good clean chapter. <text:s/>The document is easy to read and understand.</text:span></text:p>
<text:p text:style-name="P11"><text:span text:style-name="T26"/></text:p>
<text:p text:style-name="P11"><text:span text:style-name="T26">I am running Windows 10 and Visual Studio 2019 16.4.0 Preview 3</text:span></text:p>
<text:p text:style-name="P11"><text:span text:style-name="T26"/></text:p>
<text:p text:style-name="P11"><text:span text:style-name="T26">All links in the chapter work.</text:span></text:p>
</office:annotation>Reading C++ Code<office:annotation-end office:name="__Annotation__1533_507632845"/></text:p>
      <text:p text:style-name="Body_20_Text_20_First">I suspect you already have some knowledge of C++. Maybe you already know C, Java, Perl, or other C-like languages. Maybe you know so many languages that you can readily identify common elements. Let’s test my hypothesis. Take a<text:span text:style-name="T1"> </text:span>few minutes to read Listing<text:span text:style-name="T1"> </text:span>2-1<text:span text:style-name="T1">,</text:span> then answer the questions that follow it.</text:p>
      <text:p text:style-name="Code_20_Caption"><office:annotation office:name="__Annotation__1333_483441150" loext:resolved="false"><dc:creator>Michael Thomas</dc:creator><dc:date>2019-11-04T11:12:48.810000000</dc:date><text:p text:style-name="P12"><text:span text:style-name="T27">The previous chapter does not include line numbers in the code listing.</text:span></text:p>
<text:p text:style-name="P12"><text:span text:style-name="T27"/></text:p>
<text:p text:style-name="P12"><text:span text:style-name="T27">The listings should be consistent.</text:span></text:p>
</office:annotation><text:span text:style-name="T5">Listing 2-1.</text:span><text:span text:style-name="T4"> Reading Test</text:span><office:annotation-end office:name="__Annotation__1333_483441150"/></text:p>
      <text:p text:style-name="Code"><text:span text:style-name="T8"><text:s/></text:span>1 /// Read the program and determine what the program does.</text:p>
      <text:p text:style-name="Code"><text:span text:style-name="T8"><text:s/></text:span>2 </text:p>
      <text:p text:style-name="Code"><text:span text:style-name="T8"><text:s/></text:span>3 <text:span text:style-name="T19">import</text:span> &lt;iostream&gt;;</text:p>
      <text:p text:style-name="Code"><text:span text:style-name="T8"><text:s/></text:span>4 <text:span text:style-name="T13">import</text:span> &lt;limits&gt;;</text:p>
      <text:p text:style-name="Code"><text:span text:style-name="T8"><text:s/></text:span>5 </text:p>
      <text:p text:style-name="Code"><text:span text:style-name="T8"><text:s/></text:span>6 int main()</text:p>
      <text:p text:style-name="Code"><text:span text:style-name="T8"><text:s/></text:span>7 {</text:p>
      <text:p text:style-name="Code"><text:span text:style-name="T8"><text:s/></text:span>8 <text:s text:c="4"/>int min{std::numeric_limits&lt;int&gt;::max()};</text:p>
      <text:p text:style-name="Code"><text:span text:style-name="T8"><text:s/></text:span>9 <text:s text:c="4"/>int max{std::numeric_limits&lt;int&gt;::min()};</text:p>
      <text:p text:style-name="Code">10 <text:s text:c="4"/>bool any{false};</text:p>
      <text:p text:style-name="Code">11 <text:s text:c="4"/>int x;</text:p>
      <text:p text:style-name="Code">12 <text:s text:c="4"/>while (std::cin &gt;&gt; x)</text:p>
      <text:p text:style-name="Code">13 <text:s text:c="4"/>{</text:p>
      <text:p text:style-name="Code">14 <text:s text:c="8"/>any = true;</text:p>
      <text:p text:style-name="Code">15 <text:s text:c="8"/>if (x &lt; min)</text:p>
      <text:p text:style-name="Code">16 <text:s text:c="12"/>min = x;</text:p>
      <text:p text:style-name="Code">17 <text:s text:c="8"/>if (x &gt; max)</text:p>
      <text:p text:style-name="Code">18 <text:s text:c="12"/>max = x;</text:p>
      <text:p text:style-name="Code">19 <text:s text:c="4"/>}</text:p>
      <text:p text:style-name="Code">20</text:p>
      <text:p text:style-name="Code">21 <text:s text:c="4"/>if (any)</text:p>
      <text:p text:style-name="Code">22 <text:s text:c="8"/>std::cout &lt;&lt; "min = " &lt;&lt; min &lt;&lt; "\nmax = " &lt;&lt; max &lt;&lt; '\n';</text:p>
      <text:p text:style-name="Code">23 }</text:p>
      <text:p text:style-name="Body_20_Text">What does Listing 2-1 do?</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Listing 2-1 reads integers from the standard input and keeps track of the largest and smallest values entered. After exhausting the input, it then prints those values. If the input contains no numbers, the program prints nothing.</text:p>
      <text:p text:style-name="Body_20_Text">Let’s take a closer look at the various parts of the program.</text:p>
      <text:p text:style-name="Heading_20_1">Comments</text:p>
      <text:p text:style-name="Body_20_Text_20_First">Line 1 begins with three consecutive slashes to start a<text:span text:style-name="T1"> </text:span>comment. The comment ends at the end of the line. Actually, you need only two slashes to signal the start of a<text:span text:style-name="T1"> </text:span>comment (<text:span text:style-name="Code_20_Inline">//</text:span>), but as you will learn later in the book, the extra slash has a<text:span text:style-name="T1"> </text:span>special meaning.</text:p>
      <text:p text:style-name="Body_20_Text">Note that you cannot put a space between the slashes. That’s true in general for all the multicharacter symbols in C++. It’s an important rule, and one you must internalize early. A corollary to the “no spaces in a symbol” rule is that when C++ sees adjacent characters, it usually constructs the longest possible symbol, even if you can see that doing so would produce meaningless results.</text:p>
      <text:p text:style-name="Body_20_Text">The other method you can use to write a comment in C++ is to begin the comment with <text:span text:style-name="Code_20_Inline">/*</text:span> and end it with <text:span text:style-name="Code_20_Inline">*/</text:span>. The difference between this style and the style demonstrated in Listing 2-1 is with this method, your comment can span multiple lines. You may notice that some programs in this book use <text:span text:style-name="Code_20_Inline">/**</text:span> to start a comment. Much like the third slash in Listing 2-1, this second asterisk (<text:span text:style-name="Code_20_Inline">*</text:span>) is magic, but unimportant at this time. A comment cannot nest within a comment of the same style, but you can nest one style of comment in comments of the other style, as illustrated in Listing 2-2.</text:p>
      <text:p text:style-name="Code_20_Caption"><text:change-start text:change-id="ct94365816779376"/><text:span text:style-name="T5"><text:hidden-text text:condition="ooow:" text:string-value=".hh" text:is-hidden="true"/></text:span><text:change-end text:change-id="ct94365816779376"/><text:span text:style-name="T5">Listing 2-2.</text:span><text:span text:style-name="T4"> Demonstrating Comment Styles and Nesting</text:span></text:p>
      <text:p text:style-name="Code">/* Start of a comment /* start of comment characters are not special in a comment</text:p>
      <text:p text:style-name="Code"><text:span text:style-name="T8"><text:s/></text:span>// still in a comment</text:p>
      <text:p text:style-name="Code"><text:span text:style-name="T8"><text:s/></text:span>Still in a comment</text:p>
      <text:p text:style-name="Code">*/</text:p>
      <text:p text:style-name="Code">no_longer_in_a_comment();</text:p>
      <text:p text:style-name="Code">// Start of a comment /* start of comment characters are not special in a comment</text:p>
      <text:p text:style-name="Code">no_longer_in_a_comment();</text:p>
      <text:p text:style-name="Body_20_Text">The C++ community uses both styles widely. Get used to seeing and using both styles.</text:p>
      <text:p text:style-name="Body_20_Text">Modify Listing 2-1 to change the <text:span text:style-name="Code_20_Inline">///</text:span> comment to use the <text:span text:style-name="Code_20_Inline">/**</text:span> ... <text:span text:style-name="Code_20_Inline">*/</text:span> style, then try to recompile the program. <text:span text:style-name="T7">What happens?</text:span></text:p>
      <text:p text:style-name="Unnumbered_20_List">_____________________________________________________________</text:p>
      <text:p text:style-name="Body_20_Text">If you made the change correctly, the program should still compile and run normally. The compiler eliminates comments entirely, so nothing about the final program should be <text:soft-page-break/>different. (With one exception being that some binary formats include a time stamp, which would necessarily differ from one compilation run to another.)</text:p>
      <text:p text:style-name="Heading_20_1"><text:change text:change-id="ct94365739332128"/><text:change-start text:change-id="ct94365712620208"/><text:span text:style-name="T19">Modu</text:span><text:change-end text:change-id="ct94365712620208"/><text:change-start text:change-id="ct94365700420608"/><text:span text:style-name="T19">le</text:span><text:change-end text:change-id="ct94365700420608"/>s</text:p>
      <text:p text:style-name="Body_20_Text_20_First">Lines 3 and 4 of Listing<text:span text:style-name="T1"> </text:span>2-1 import declarations and definitions from parts of the standard library. C++, like C and many other languages, distinguishes between the core language and the standard library. Both are part of the standard language, and a<text:span text:style-name="T1"> </text:span>tool suite is incomplete without both parts. The difference is that the core language is self-contained. For example, certain types are built<text:span text:style-name="T1">-</text:span>in, and the compiler inherently knows about them. Other types are defined in terms of the built-in types, so they are declared in the standard library, and you <text:span text:style-name="T1">must</text:span> instruct the compiler that you want to use them. That’s what lines 3 and 4 are all about.</text:p>
      <text:p text:style-name="P10"><text:change-start text:change-id="ct94365895906816"/><text:span text:style-name="T25">Importing </text:span><text:span text:style-name="Emphasis"><text:span text:style-name="T25">VS.</text:span></text:span><text:span text:style-name="T25"> including</text:span><text:change-end text:change-id="ct94365895906816"/><text:change-start text:change-id="ct94365729934096"/></text:p>
      <text:p text:style-name="P9"><text:span text:style-name="T22">As I write this, no compiler (even the latest prerelease) can compile Listing 2-1</text:span><text:change-end text:change-id="ct94365729934096"/><text:change-start text:change-id="ct94365805046816"/><text:span text:style-name="T22"> because of its </text:span><text:span text:style-name="Code_20_Inline"><text:span text:style-name="T22">import</text:span></text:span><text:span text:style-name="T22"> declarations. </text:span><text:span text:style-name="T23">Understanding what </text:span><text:span text:style-name="Code_20_Inline"><text:span text:style-name="T23">import</text:span></text:span><text:span text:style-name="T23"> does and how it works is sufficiently complicated that I don</text:span><text:change-end text:change-id="ct94365805046816"/><text:change-start text:change-id="ct94365729820432"/><text:span text:style-name="T23">’t cover it until Exploration 42. </text:span><text:change-end text:change-id="ct94365729820432"/><text:change-start text:change-id="ct94365729120384"/><text:span text:style-name="T23">But here it is, interfering in </text:span><text:span text:style-name="T18">Exploration 2.</text:span><text:change-end text:change-id="ct94365729120384"/><text:change-start text:change-id="ct94365809567504"/></text:p>
      <text:p text:style-name="P8"><text:span text:style-name="T23">Any time you see an </text:span><text:span text:style-name="Code_20_Inline"><text:span text:style-name="T23">import</text:span></text:span><text:span text:style-name="T23"> declaration, you can change it to an </text:span><text:span text:style-name="Code_20_Inline"><text:span text:style-name="T23">#include</text:span></text:span><text:span text:style-name="T23"> directive. Just substitute </text:span><text:span text:style-name="Code_20_Inline"><text:span text:style-name="T23">#include</text:span></text:span><text:span text:style-name="T23"> for </text:span><text:span text:style-name="Code_20_Inline"><text:span text:style-name="T23">import</text:span></text:span><text:span text:style-name="T23"> and delete the semicolon at the end of the line. The code listings on the book</text:span><text:change-end text:change-id="ct94365809567504"/><text:change-start text:change-id="ct94365786549392"/><text:span text:style-name="T23">’s web site (</text:span><text:span text:style-name="Code_20_Inline"><text:span text:style-name="T23">https://cpphelp.com/exploring/</text:span></text:span><text:span text:style-name="T23">) provide both styles of files.</text:span><text:change-end text:change-id="ct94365786549392"/><text:change-start text:change-id="ct94365821807104"/><text:span text:style-name="T23"> </text:span><text:change-end text:change-id="ct94365821807104"/><text:change-start text:change-id="ct94365813894720"/><text:span text:style-name="T24">Download the files that work for your development environment without concerning yourself with what </text:span><text:span text:style-name="Code_20_Inline"><text:span text:style-name="T24">import</text:span></text:span><text:span text:style-name="T24"> or </text:span><text:span text:style-name="Code_20_Inline"><text:span text:style-name="T24">#include</text:span></text:span><text:span text:style-name="T24"> actually mean.</text:span><text:change-end text:change-id="ct94365813894720"/><text:change-start text:change-id="ct94365829299664"/></text:p>
      <text:p text:style-name="SB_20_Body"><text:span text:style-name="T23">Implementing the </text:span><text:span text:style-name="Code_20_Inline"><text:span text:style-name="T23">import</text:span></text:span><text:span text:style-name="T23"> keyword is only one part of a much larger task, so it will take some time for the compilers and libraries to catch up</text:span><text:change-end text:change-id="ct94365829299664"/><text:change-start text:change-id="ct94365789239296"/><text:span text:style-name="T23">.</text:span><text:change-end text:change-id="ct94365789239296"/><text:change-start text:change-id="ct94365807090688"/><text:span text:style-name="T18"> </text:span><text:change-end text:change-id="ct94365807090688"/><text:change-start text:change-id="ct94365806979600"/><text:span text:style-name="T18">Until then, we have a workaround</text:span><text:change-end text:change-id="ct94365806979600"/><text:change-start text:change-id="ct94365806748112"/><text:span text:style-name="T18">.</text:span><text:change-end text:change-id="ct94365806748112"/><text:change-start text:change-id="ct94365815433568"/></text:p>
      <text:p text:style-name="P6"><text:change-end text:change-id="ct94365815433568"/>In particular, line 3 informs the compiler about the names of the standard I/O streams (<text:change-start text:change-id="ct94365902108944"/><text:span text:style-name="Code_20_Inline"><text:span text:style-name="T19">std::</text:span></text:span><text:change-end text:change-id="ct94365902108944"/><text:span text:style-name="Code_20_Inline">cin</text:span> for the standard input and <text:change-start text:change-id="ct94365869121296"/><text:span text:style-name="Code_20_Inline"><text:span text:style-name="T19">std::</text:span></text:span><text:change-end text:change-id="ct94365869121296"/><text:span text:style-name="Code_20_Inline">cout</text:span> for the standard output), the input operator (<text:span text:style-name="Code_20_Inline">&gt;&gt;</text:span>), and the output operator (<text:span text:style-name="Code_20_Inline">&lt;&lt;</text:span>). Line 4 brings in the name <text:change-start text:change-id="ct94365918158048"/><text:span text:style-name="Code_20_Inline"><text:span text:style-name="T19">std::</text:span></text:span><text:change-end text:change-id="ct94365918158048"/><text:span text:style-name="Code_20_Inline">numeric_limits</text:span>. Note that names from the standard library generally begin with <text:span text:style-name="Code_20_Inline">std::</text:span> (short for “standard”).</text:p>
      <text:p text:style-name="Body_20_Text">In C++ parlance, the <text:change text:change-id="ct94365730955776"/><text:change-start text:change-id="ct94365730956016"/><text:span text:style-name="Code_20_Inline"><text:span text:style-name="T2">import</text:span></text:span><text:change-end text:change-id="ct94365730956016"/> keyword is also a verb, as in “line 3 <text:span text:style-name="T9">i</text:span><text:change-start text:change-id="ct94365730956256"/><text:span text:style-name="T16">mport</text:span><text:change-end text:change-id="ct94365730956256"/><text:change text:change-id="ct94365729077760"/><text:span text:style-name="T9">s</text:span> the <text:span text:style-name="Code_20_Inline">iostream</text:span> <text:change text:change-id="ct94365729078000"/><text:change-start text:change-id="ct94365904049552"/><text:span text:style-name="T14">module</text:span><text:change-end text:change-id="ct94365904049552"/>,” “line 4 i<text:change text:change-id="ct94365904050032"/><text:change-start text:change-id="ct94365904049792"/><text:span text:style-name="T14">mport</text:span><text:change-end text:change-id="ct94365904049792"/>s the <text:span text:style-name="Code_20_Inline">limits</text:span> <text:change-start text:change-id="ct94365903749408"/><text:span text:style-name="T14">module</text:span><text:change-end text:change-id="ct94365903749408"/><text:change text:change-id="ct94365786845088"/>,” and so on. A <text:change text:change-id="ct94365786845408"/><text:change-start text:change-id="ct94365796056992"/><text:span text:style-name="T16">mo</text:span><text:change-end text:change-id="ct94365796056992"/><text:change-start text:change-id="ct94365788629120"/><text:span text:style-name="T16">dule</text:span><text:change-end text:change-id="ct94365788629120"/> <text:change text:change-id="ct94365873270800"/>contains a series of declarations and definitions. (A declaration is a kind of definition. A definition tells the compiler more about a name than a declaration. Don’t worry about the difference yet, but notice when I use <text:span text:style-name="T4">declaration</text:span> and when I use <text:span text:style-name="T4">definition</text:span>.) The compiler needs these declarations and definitions, so it knows what to do with names such as <text:span text:style-name="Code_20_Inline">std::cin</text:span>. Somewhere in the documentation for your C++ compiler and standard library is <text:change text:change-id="ct94365810858320"/><text:change-start text:change-id="ct94365708799552"/><text:span text:style-name="T14">information about</text:span><text:change-end text:change-id="ct94365708799552"/> its standard <text:change text:change-id="ct94365708799856"/><text:change-start text:change-id="ct94365798539936"/><text:span text:style-name="T14">modules</text:span><text:change-end text:change-id="ct94365798539936"/>. If you are curious, <text:change-start text:change-id="ct94365740389728"/><text:span text:style-name="T19">you can probably </text:span><text:change-end text:change-id="ct94365740389728"/>visit <text:change-start text:change-id="ct94365718600112"/><text:span text:style-name="T14">a</text:span><text:change-end text:change-id="ct94365718600112"/><text:change text:change-id="ct94365718600496"/> folder or directory <text:change-start text:change-id="ct94365792034736"/><text:span text:style-name="T19">that contains the source code for the standard mod</text:span><text:change-end text:change-id="ct94365792034736"/><text:change-start text:change-id="ct94365901910384"/><text:span text:style-name="T19">ules </text:span><text:change-end text:change-id="ct94365901910384"/>and see what you can find there, but don’t be disappointed if you can’t <text:change text:change-id="ct94365901910688"/><text:change-start text:change-id="ct94365715165184"/><text:span text:style-name="T14">understand</text:span><text:change-end text:change-id="ct94365715165184"/> the<text:change text:change-id="ct94365880849152"/><text:change-start text:change-id="ct94365786266528"/><text:span text:style-name="T14">m</text:span><text:change-end text:change-id="ct94365786266528"/>. The C++ standard library makes <text:soft-page-break/>full use of the entire range of C++ language features. It’s likely you won’t be able to decipher most of the library until after you’ve made it through a large part of this book.</text:p>
      <text:p text:style-name="Body_20_Text">Another important C++ rule: the compiler has to know what every name means. A human can often infer meaning or at least a part of speech from context. For example, if I were to say, “I furbled my drink all over my shirt,” you may not know exactly what <text:span text:style-name="T4">furbled</text:span> means, but you can deduce that it is the past tense of a verb and that it probably implies something undesirable and somewhat messy.</text:p>
      <text:p text:style-name="Body_20_Text">C++ compilers are a lot dumber than you. When the compiler reads a symbol or identifier, it must know exactly what the symbol or identifier means and what part of “speech” it is. Is the symbol a punctuator (such as the statement-ending semicolon) or an operator (such as a plus sign for addition)? Is the identifier a type? A function? A variable? The compiler also has to know everything you can do with that symbol or name, so it can correctly compile the code. The only way it can know is for you to tell it, and the way you tell it is by writing a declaration or by importing a declaration from a header. And that’s what <text:change text:change-id="ct94365854505200"/><text:change-start text:change-id="ct94365853410784"/><text:span text:style-name="Code_20_Inline"><text:span text:style-name="T20">import</text:span></text:span><text:change-end text:change-id="ct94365853410784"/> <text:change text:change-id="ct94365856066176"/><text:change-start text:change-id="ct94365846525120"/><text:span text:style-name="T14">declarati</text:span><text:change-end text:change-id="ct94365846525120"/><text:change-start text:change-id="ct94365875317472"/><text:span text:style-name="T14">ons</text:span><text:change-end text:change-id="ct94365875317472"/> are all about.</text:p>
      <text:p text:style-name="Body_20_Text"><text:change text:change-id="ct94365708800096"/>Later in the book, you’ll even learn to write your own <text:change-start text:change-id="ct94365901910928"/><text:span text:style-name="T14">modules</text:span><text:change-end text:change-id="ct94365901910928"/><text:change text:change-id="ct94365790934544"/>.</text:p>
      <text:p text:style-name="Body_20_Text">Modify line 4 to misspell <text:span text:style-name="Code_20_Inline"><text:span text:style-name="T4">limits</text:span></text:span> as <text:span text:style-name="Code_20_Inline"><text:span text:style-name="T4">stimil</text:span></text:span>. Try to compile the program. <text:span text:style-name="T7">What happens?</text:span></text:p>
      <text:p text:style-name="P2"><text:span text:style-name="T8"><text:s text:c="9"/></text:span>_____________________________________________________________</text:p>
      <text:p text:style-name="P2"><text:span text:style-name="T8"><text:s text:c="9"/></text:span>_____________________________________________________________</text:p>
      <text:p text:style-name="P2"><text:span text:style-name="T8"><text:s text:c="9"/></text:span>_____________________________________________________________ <text:tab/> <text:tab/></text:p>
      <text:p text:style-name="Body_20_Text">The compiler cannot find any <text:change text:change-id="ct94365792633664"/><text:change-start text:change-id="ct94365853658720"/><text:span text:style-name="T14">module</text:span><text:change-end text:change-id="ct94365853658720"/> named <text:span text:style-name="Code_20_Inline">stimil</text:span>, so it issues a message. Then it may try to compile the program, but it doesn’t know what <text:span text:style-name="Code_20_Inline">std::numeric_limits</text:span> is, so it issues one or more messages. Some compilers cascade messages, which means every use of <text:span text:style-name="Code_20_Inline">std::numeric_limits</text:span> produces additional messages. The actual error becomes lost in the noise. Focus on the first one or few messages the compiler issues. Fix them, then try again. As you gain experience with C++, you will learn which messages are mere noise and which are important. Unfortunately, most compilers will not tell you, for example, that you can’t use <text:span text:style-name="Code_20_Inline">std::numeric_limits</text:span> until you include the <text:span text:style-name="Code_20_Inline">&lt;limits&gt;</text:span> <text:change text:change-id="ct94365816805456"/><text:change-start text:change-id="ct94365837618368"/><text:span text:style-name="T14">module</text:span><text:change-end text:change-id="ct94365837618368"/>. Instead, you need a good C++ language reference, so you can look up the correct header on your own. The first place to check is the documentation that accompanies your compiler and library. Authors have been slower than compiler-writers to catch up to the C++ 20 standard, so keep checking the web site and bookstores for updated references.</text:p>
      <text:p text:style-name="Body_20_Text">Most programmers don’t use <text:span text:style-name="Code_20_Inline">&lt;limits&gt;</text:span> much; Listing 2-1 included it only to obtain the definition of <text:span text:style-name="Code_20_Inline">std::numeric_limits</text:span>. On the other hand, almost every program in this book uses <text:soft-page-break/><text:span text:style-name="Code_20_Inline">&lt;iostream&gt;</text:span><text:span text:style-name="Default_20_Paragraph_20_Font">,</text:span> because it declares the names and types of the I/O stream objects, <text:span text:style-name="Code_20_Inline">std::cin</text:span> and <text:span text:style-name="Code_20_Inline">std::cout</text:span>. There are other I/O headers, but for basic console interactions, you need only <text:span text:style-name="Code_20_Inline">&lt;iostream&gt;</text:span>. You will meet more headers in coming Explorations.</text:p>
      <text:p text:style-name="Heading_20_1">Main Program</text:p>
      <text:p text:style-name="Body_20_Text_20_First">Every C++ program must have <text:span text:style-name="Code_20_Inline">int</text:span> <text:span text:style-name="Code_20_Inline">main()</text:span>, as shown on line 6. You are permitted a<text:span text:style-name="T1"> </text:span>few variations on a<text:span text:style-name="T1"> </text:span>theme, but the name <text:span text:style-name="Code_20_Inline">main</text:span> is crucial. A<text:span text:style-name="T1"> </text:span>program can have only one <text:span text:style-name="Code_20_Inline">main</text:span>, and the name must be spelled using all lowercase characters. The definition must start with <text:span text:style-name="Code_20_Inline">int</text:span>.</text:p>
      <text:p text:style-name="Note_2f_Tip_2f_Caution"><text:span text:style-name="T6"> </text:span><text:span text:style-name="T3">Note</text:span><text:tab/><text:change text:change-id="ct94365791841568"/><text:change-start text:change-id="ct94365801627488"/><text:span text:style-name="T17">A few</text:span><text:change-end text:change-id="ct94365801627488"/> books instruct you to use <text:span text:style-name="Code_20_Inline">void</text:span>. Those books are wrong. If you have to convince someone that <text:span text:style-name="Code_20_Inline">void</text:span> is wrong and <text:span text:style-name="Code_20_Inline">int</text:span> is right, refer the skeptic to section <text:change text:change-id="ct94365809140976"/><text:change-start text:change-id="ct94365809140736"/><text:span text:style-name="T17">[basic.start.main]</text:span><text:change-end text:change-id="ct94365809140736"/> of the C++ Standard. </text:p>
      <text:p text:style-name="Body_20_Text">For now, use empty parentheses after the name <text:span text:style-name="Code_20_Inline">main</text:span>.</text:p>
      <text:p text:style-name="Body_20_Text">The next line starts the main program. Notice how the statements are grouped inside curly braces (<text:span text:style-name="Code_20_Inline">{</text:span> and <text:span text:style-name="Code_20_Inline">}</text:span>). That’s how C++ groups statements. A common error of novices is to omit a curly brace or miss seeing them when reading a program. If you are used to more verbose languages, such as Pascal, Ada, or Visual Basic, you might need some time acquainting yourself with the more terse C++ syntax. This book will give you plenty of opportunities to practice.</text:p>
      <text:p text:style-name="Body_20_Text">Modify line 6 to spell <text:span text:style-name="Code_20_Inline">main</text:span> in capital letters (<text:span text:style-name="Code_20_Inline">MAIN)</text:span>. Try to compile the program. <text:span text:style-name="T7">What happen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The compiler probably accepts the program, but the linker complains. Whether you can see the difference between the compiler and the linker depends on your particular tools. Nonetheless, you failed to create a valid program, because you must have a <text:span text:style-name="Code_20_Inline">main</text:span>. Only the name <text:span text:style-name="Code_20_Inline"><text:span text:style-name="T4">main</text:span></text:span> is special. As far as the compiler is concerned, <text:span text:style-name="Code_20_Inline">MAIN</text:span> is just another name, like <text:span text:style-name="Code_20_Inline"><text:span text:style-name="T4">min</text:span></text:span> or <text:span text:style-name="Code_20_Inline"><text:span text:style-name="T4">max</text:span></text:span>. Thus, you don’t get an error message saying that you misspelled <text:span text:style-name="Code_20_Inline"><text:span text:style-name="T4">main</text:span></text:span>, only that <text:span text:style-name="Code_20_Inline"><text:span text:style-name="T4">main</text:span></text:span> is missing. There’s nothing wrong with having a program that has a function named <text:span text:style-name="Code_20_Inline">MAIN</text:span>, but to be a complete program, you must be sure to include the definition <text:span text:style-name="Code_20_Inline">main</text:span>. </text:p>
      <text:p text:style-name="Heading_20_1"><text:soft-page-break/>Variable Definitions</text:p>
      <text:p text:style-name="Body_20_Text_20_First">Lines 8 through 11 define some variables. The first word on each line is the variable’s type. The next word is the variable name. The name is followed optionally by an initial value in curly braces. The type <text:span text:style-name="Code_20_Inline">int</text:span> is short for <text:span text:style-name="T4">integer</text:span>, and <text:span text:style-name="Code_20_Inline">bool</text:span> is short for <text:span text:style-name="T4">Boolean</text:span>.</text:p>
      <text:p text:style-name="Note_2f_Tip_2f_Caution"><text:span text:style-name="T3"> Note</text:span><text:tab/>Boolean is named after George Boole, the inventor of mathematical logic. As such, some languages use the name <text:span text:style-name="Code_20_Inline">logical</text:span> for this type. It is unclear why languages such as C++ use <text:span text:style-name="Code_20_Inline">bool</text:span> instead of <text:span text:style-name="Code_20_Inline">boole</text:span> for the type named after Boole.</text:p>
      <text:p text:style-name="Body_20_Text">The name <text:span text:style-name="Code_20_Inline">std::numeric_limits</text:span> is part of the C++ standard library and lets you query the attributes of the built-in arithmetic types. You can determine the number of bits a type requires, the number of decimal digits, the minimum and maximum values, and more. Put the type that you are curious about in angle brackets. (You’ll see this approach to using types quite often in C++.) Thus, you could also query <text:span text:style-name="Code_20_Inline">std::numeric_limits&lt;bool&gt;::min()</text:span> and get <text:span text:style-name="Code_20_Inline">false</text:span> as the result.</text:p>
      <text:p text:style-name="Body_20_Text"><text:span text:style-name="T3">If you were to query the number of bits in </text:span><text:span text:style-name="Code_20_Inline"><text:span text:style-name="T10">bool</text:span></text:span><text:span text:style-name="T3">, what would you expect as a result? </text:span><text:span text:style-name="T11">________________</text:span></text:p>
      <text:p text:style-name="Body_20_Text">Try compiling and running Listing 2-3, and find out if you are correct.</text:p>
      <text:p text:style-name="Code_20_Caption"><text:span text:style-name="T5">Listing 2-3.</text:span><text:span text:style-name="T4"> Determining the Number of Bits in a</text:span> <text:span text:style-name="Code_20_Inline"><text:span text:style-name="T12">bool</text:span></text:span></text:p>
      <text:p text:style-name="P7"><text:change text:change-id="ct94365804056112"/><text:change-start text:change-id="ct94365857210112"/>import &lt;iostream&gt;;<text:change-end text:change-id="ct94365857210112"/></text:p>
      <text:p text:style-name="P7"><text:change text:change-id="ct94365818890208"/><text:change-start text:change-id="ct94365818890480"/>import &lt;limits&gt;;<text:change-end text:change-id="ct94365818890480"/></text:p>
      <text:p text:style-name="Code"/>
      <text:p text:style-name="Code">int main()</text:p>
      <text:p text:style-name="Code">{</text:p>
      <text:p text:style-name="Code"><text:span text:style-name="T8"><text:s text:c="2"/></text:span>// Note that "digits" means binary digits, i.e., bits.</text:p>
      <text:p text:style-name="Code"><text:span text:style-name="T8"><text:s text:c="2"/></text:span>std::cout &lt;&lt; "bits per bool: " &lt;&lt; std::numeric_limits&lt;bool&gt;::digits &lt;&lt; '\n';</text:p>
      <text:p text:style-name="Code">}</text:p>
      <text:p text:style-name="Body_20_Text">Did you get the value you expected? If not, do you understand why you got 1 as a result?</text:p>
      <text:p text:style-name="Heading_20_1">Statements</text:p>
      <text:p text:style-name="Body_20_Text_20_First">Line 12 of Listing<text:span text:style-name="T1"> </text:span>2-1 contains a<text:span text:style-name="T1"> </text:span><text:span text:style-name="Code_20_Inline">while</text:span> statement. Lines 15, 17, and 21 <text:span text:style-name="T1">begin</text:span> <text:span text:style-name="Code_20_Inline">if</text:span> statements. They have similar syntax: both statements begin with a<text:span text:style-name="T1"> </text:span>keyword, followed by a<text:span text:style-name="T1"> </text:span>Boolean condition in parentheses, followed by a<text:span text:style-name="T1"> </text:span>statement. The statement can be a<text:span text:style-name="T1"> </text:span>simple statement, such as the assignment on line 16, or it can be a<text:span text:style-name="T1"> </text:span>list of statements within curly braces. Notice that a<text:span text:style-name="T1"> </text:span>simple statement ends with a<text:span text:style-name="T1"> </text:span>semicolon.</text:p>
      <text:p text:style-name="Body_20_Text">Assignment (lines 14, 16, and 18) uses a single equal sign. For clarity, when I read a program out loud or to myself, I like to read the equal sign as “gets.” For example, “x gets min.”</text:p>
      <text:p text:style-name="Body_20_Text"><text:soft-page-break/>A <text:span text:style-name="Code_20_Inline">while</text:span> loop performs its associated statement while the condition is true. The condition is tested prior to executing the statement, so if the condition is false the first time around, the statement never executes.</text:p>
      <text:p text:style-name="Body_20_Text">On line 12, the condition is an input operation. It reads an integer from the standard input (<text:span text:style-name="Code_20_Inline">std::cin</text:span>) and stores that integer in the variable <text:span text:style-name="Code_20_Inline">x</text:span>. The condition is true as long as a value is successfully stored in <text:span text:style-name="Code_20_Inline">x</text:span>. If the input is malformed, or if the program reaches the end of the input stream, the logical condition becomes false, and the loop terminates.</text:p>
      <text:p text:style-name="Body_20_Text">The <text:span text:style-name="Code_20_Inline">if</text:span> statement can be followed by an <text:span text:style-name="Code_20_Inline">else</text:span> branch; you’ll see examples in future Explorations.</text:p>
      <text:p text:style-name="Body_20_Text">Line 21’s condition consists of a single name: <text:span text:style-name="Code_20_Inline">any</text:span>. Because it has type <text:span text:style-name="Code_20_Inline">bool</text:span>, you can use it directly as a condition.</text:p>
      <text:p text:style-name="Body_20_Text">Modify line 15 to change the statement to just “<text:span text:style-name="Code_20_Inline">if</text:span> <text:span text:style-name="Code_20_Inline">(x)</text:span>”. This kind of mistake sometimes occurs when you get careless (and we all get careless from time to time). <text:span text:style-name="T7">What do you expect to happen when you compile the program?</text:span></text:p>
      <text:p text:style-name="Unnumbered_20_List">_____________________________________________________________</text:p>
      <text:p text:style-name="Unnumbered_20_List">_____________________________________________________________</text:p>
      <text:p text:style-name="Body_20_Text">Were you surprised that the compiler did not complain? <text:span text:style-name="T7">What do you expect to happen when you run the program?</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If you supply the following input to the program, what do you expect as output?</text:p>
      <text:p text:style-name="Code"><text:hidden-text text:condition="ooow:" text:string-value=".txt" text:is-hidden="true"/>0 <text:s text:c="2"/>1 <text:s text:c="2"/>2 <text:s text:c="2"/>3</text:p>
      <text:p text:style-name="Unnumbered_20_List">_____________________________________________________________</text:p>
      <text:p text:style-name="Unnumbered_20_List">_____________________________________________________________</text:p>
      <text:p text:style-name="Body_20_Text">If you supply the following input to the program, what do you expect as output?</text:p>
      <text:p text:style-name="Code"><text:hidden-text text:condition="ooow:" text:string-value=".txt" text:is-hidden="true"/>3 <text:s text:c="2"/>2 <text:s text:c="2"/>1 <text:s text:c="2"/>0</text:p>
      <text:p text:style-name="Unnumbered_20_List">_____________________________________________________________</text:p>
      <text:p text:style-name="Unnumbered_20_List">_____________________________________________________________</text:p>
      <text:p text:style-name="Body_20_Text">Explain what is happening:</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C++ is permissive about what it allows as a condition. Any numerical type can be a condition, and the compiler treats non-zero values as true and zero as false. In other words, it supplies an implicit ≠ 0 to test the numeric value.</text:p>
      <text:p text:style-name="Body_20_Text">Many C and C++ programmers take advantage of the brevity these languages offer, but I find it a sloppy programming practice. Always make sure your conditions are logical in nature, even if that means using an explicit comparison to zero. The C++ syntax for comparing ≠ is <text:span text:style-name="Code_20_Inline">!=</text:span>, as in <text:span text:style-name="Code_20_Inline">x</text:span> <text:span text:style-name="Code_20_Inline">!=</text:span> <text:span text:style-name="Code_20_Inline">0</text:span>.</text:p>
      <text:p text:style-name="Heading_20_1">Output</text:p>
      <text:p text:style-name="Body_20_Text_20_First">The output operator is <text:span text:style-name="Code_20_Inline">&lt;&lt;</text:span>, which your program gets by i<text:change text:change-id="ct94365878518272"/><text:change-start text:change-id="ct94365910326432"/><text:span text:style-name="T15">mport</text:span><text:change-end text:change-id="ct94365910326432"/>ing <text:span text:style-name="Code_20_Inline">&lt;iostream&gt;</text:span>. You can print a<text:span text:style-name="T1"> </text:span>variable’s value, a<text:span text:style-name="T1"> </text:span>character string, a<text:span text:style-name="T1"> </text:span>single character, or a<text:span text:style-name="T1"> </text:span>computed expression.</text:p>
      <text:p text:style-name="Body_20_Text">Enclose a single character in single quotes, such as <text:span text:style-name="Code_20_Inline">'X'</text:span>. Of course, there may be times when you have to include a single quote in your output. To print a single quote, you will have to escape the quote character with a backslash (<text:span text:style-name="Code_20_Inline">\'</text:span>). Escaping a character instructs the compiler to process it as a standard character, not as a part of the program syntax. Other escape characters can follow a backslash, such as <text:span text:style-name="Code_20_Inline">\n</text:span> for anewline (that is, a magic character sequence to start a new line of text; the actual characters in the output depend on the host operating system). To print a backslash character, escape it: <text:span text:style-name="Code_20_Inline">'\\'</text:span>. Some examples of characters include the following: <text:span text:style-name="Code_20_Inline">'x'</text:span>, <text:span text:style-name="Code_20_Inline">'#'</text:span>, <text:span text:style-name="Code_20_Inline">'7'</text:span>, <text:span text:style-name="Code_20_Inline">'\\'</text:span>, <text:span text:style-name="Code_20_Inline">'\n'</text:span>.</text:p>
      <text:p text:style-name="Body_20_Text">If you want to print more than one character at a time, use a character string, which is enclosed in double quotes. To include a double quote in a string, use a backslash escape:</text:p>
      <text:p text:style-name="Code">std::cout &lt;&lt; "not quoted; \"in quotes\", not quoted";</text:p>
      <text:p text:style-name="Body_20_Text">A single output statement can use multiple occurrences of <text:span text:style-name="Code_20_Inline">&lt;&lt;</text:span>, as shown in line 22, or you can use multiple output statements. The only difference is readability.</text:p>
      <text:p text:style-name="Body_20_Text">Modify Listing 2-3 to experiment with different styles of output. Try using multiple output statements.</text:p>
      <text:p text:style-name="Body_20_Text">Remember to use curly braces when the body of an <text:span text:style-name="Code_20_Inline">if</text:span> statement contains more than one statement.</text:p>
      <text:p text:style-name="Body_20_Text">See! I told you that you could read a C++ program. Now all you have to do is fill in some of your knowledge gaps about the details. The next Exploration starts doing that with the basic arithmetic operato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Segoe UI" svg:font-family="'Segoe UI'" style:font-family-generic="swiss"/>
    <style:font-face style:name="Times1" svg:font-family="Times" style:font-family-generic="swiss"/>
    <style:font-face style:name="The Sans Mono Condensed-" svg:font-family="'The Sans Mono Condensed-'" style:font-adornments="Bold" style:font-family-generic="swiss" style:font-pitch="fixed"/>
    <style:font-face style:name="The Sans Mono Condensed-1" svg:font-family="'The Sans Mono Condensed-'" style:font-adornments="Regular" style:font-family-generic="swiss" style:font-pitch="fixed"/>
    <style:font-face style:name="Albany AMT" svg:font-family="'Albany AMT'"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Italic" svg:font-family="Utopia-Italic, 'MS Mincho'" style:font-pitch="variable"/>
    <style:font-face style:name="ZapfDingbats" svg:font-family="ZapfDingbats, 'Zapf Dingbats'" style:font-family-generic="decorative" style:font-pitch="variable"/>
    <style:font-face style:name="Arial" svg:font-family="Arial" style:font-family-generic="roman" style:font-pitch="variable"/>
    <style:font-face style:name="Arial Narrow2"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Tahoma" svg:font-family="Tahoma" style:font-family-generic="roman" style:font-pitch="variable"/>
    <style:font-face style:name="TheSansMonoConNormal" svg:font-family="TheSansMonoConNormal" style:font-family-generic="roman" style:font-pitch="variable"/>
    <style:font-face style:name="Times2"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old" svg:font-family="'Utopia Bold'" style:font-family-generic="roman" style:font-pitch="variable"/>
    <style:font-face style:name="ZapfDingbats1" svg:font-family="ZapfDingbats"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Arial Narrow3" svg:font-family="'Arial Narrow'" style:font-adornments="Bold" style:font-family-generic="swiss" style:font-pitch="variable"/>
    <style:font-face style:name="Arial Narrow" svg:font-family="'Arial Narrow'" style:font-adornments="Regular" style:font-family-generic="swiss" style:font-pitch="variable"/>
    <style:font-face style:name="CommonBullets" svg:font-family="CommonBullets" style:font-family-generic="swiss" style:font-pitch="variable"/>
    <style:font-face style:name="Tahoma1" svg:font-family="Tahoma"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1"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1"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1"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default-outline-level="6" style:list-style-name="" style:class="text">
      <style:paragraph-properties fo:margin-top="0.1665in" fo:margin-bottom="0.0417in" loext:contextual-spacing="false"/>
      <style:text-properties style:font-name="Calibri" fo:font-family="Calibri" style:font-family-generic="roman" style:font-pitch="variable" fo:font-weight="bold" style:font-name-asian="PMingLiU" style:font-family-asian="PMingLiU" style:font-family-generic-asian="system" style:font-pitch-asian="variable" style:font-weight-asian="bold" style:font-weight-complex="bold"/>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1"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1"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default-outline-level="">
      <style:paragraph-properties fo:margin-top="0.0693in" fo:margin-bottom="0.0693in" loext:contextual-spacing="false"/>
      <style:text-properties style:font-name="Utopia Bold" fo:font-family="'Utopia Bold'" style:font-family-generic="roman" style:font-pitch="variable" fo:font-size="9.5pt" style:font-size-asian="9.5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default-outline-level="">
      <style:paragraph-properties fo:margin-top="0in" fo:margin-bottom="0in" loext:contextual-spacing="true" fo:line-height="100%"/>
      <style:text-properties style:font-name="Book Antiqua" fo:font-family="'Book Antiqua'" style:font-family-generic="roman" style:font-pitch="variable" fo:letter-spacing="-0.0043in"/>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1"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default-outline-level="">
      <style:paragraph-properties fo:margin-left="0.25in" fo:margin-right="0in" fo:text-indent="-0.25in" style:auto-text-indent="false">
        <style:tab-stops>
          <style:tab-stop style:position="0.25in"/>
        </style:tab-stops>
      </style:paragraph-properties>
    </style:style>
    <style:style style:name="Exercise_20_Bullet" style:display-name="Exercise Bullet" style:family="paragraph" style:parent-style-name="Standard" style:default-outline-level="">
      <style:paragraph-properties fo:margin-left="0in" fo:margin-right="0.8in" fo:margin-top="0.0835in" fo:margin-bottom="0.139in" loext:contextual-spacing="false" fo:text-indent="0in" style:auto-text-indent="false"/>
      <style:text-properties style:font-name="Arial Narrow" fo:font-family="'Arial Narrow'" style:font-style-name="Regular" style:font-family-generic="swiss" style:font-pitch="variable" fo:font-size="10pt" style:font-size-asian="10pt"/>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1"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default-outline-level="">
      <style:paragraph-properties fo:margin-left="0.6in" fo:margin-right="0in" fo:text-indent="0in" style:auto-text-indent="false"/>
      <style:text-properties style:font-name="Utopia1" fo:font-family="Utopia" style:font-style-name="Regular" style:font-family-generic="roman" style:font-pitch="variable" fo:font-size="9pt"/>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1"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default-outline-level="">
      <style:paragraph-properties fo:margin-top="0in" fo:margin-bottom="0.139in" loext:contextual-spacing="true"/>
      <style:text-properties style:font-name="Utopia" fo:font-family="Utopia" style:font-family-generic="roman" style:font-pitch="variable" fo:font-size="9pt" style:font-size-asian="9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default-outline-level="">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font-name-complex="Tahoma1" style:font-family-complex="Tahoma" style:font-family-generic-complex="swiss" style:font-pitch-complex="variable"/>
    </style:style>
    <style:style style:name="Exercise_20_Code" style:display-name="Exercise Code" style:family="paragraph" style:parent-style-name="Standard" style:default-outline-level="">
      <style:paragraph-properties fo:margin-left="0.2in" fo:margin-right="0.2in" fo:margin-top="0.0835in" fo:margin-bottom="0.139in" loext:contextual-spacing="true" fo:text-indent="0in" style:auto-text-indent="false"/>
      <style:text-properties style:font-name="The Sans Mono Condensed-1" fo:font-family="'The Sans Mono Condensed-'" style:font-style-name="Regular" style:font-family-generic="swiss" style:font-pitch="fixed" fo:font-size="9pt" style:font-size-asian="9pt"/>
    </style:style>
    <style:style style:name="Exercise_20_Subhead" style:display-name="Exercise Subhead" style:family="paragraph" style:parent-style-name="Standard" style:default-outline-level="">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roman" style:font-pitch="variable" fo:font-size="10.5pt" style:text-underline-style="solid" style:text-underline-width="auto" style:text-underline-color="font-color" fo:font-weight="bold" style:font-size-asian="10.5pt" style:font-weight-asian="bold"/>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margin-top="0.25in" fo:margin-bottom="0.1665in" loext:contextual-spacing="false">
        <style:tab-stops>
          <style:tab-stop style:position="3in" style:type="center"/>
          <style:tab-stop style:position="6in" style:type="right"/>
        </style:tab-stops>
      </style:paragraph-properties>
      <style:text-properties style:font-name="Utopia" fo:font-family="Utopia" style:font-family-generic="roman" style:font-pitch="variable"/>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1"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default-outline-level="">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roman" style:font-pitch="variable" fo:font-size="10.5pt" style:text-underline-style="solid" style:text-underline-width="auto" style:text-underline-color="font-color" fo:font-weight="bold" style:font-size-asian="10.5pt" style:font-weight-asian="bold"/>
    </style:style>
    <style:style style:name="Side_20_Bar_20_Body" style:display-name="Side Bar Body" style:family="paragraph" style:parent-style-name="Standard" style:default-outline-level="">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Exercise_20_Last" style:display-name="Exercise Last" style:family="paragraph" style:parent-style-name="Standard" style:default-outline-level="">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a"/>
      <style:text-properties style:font-name="Arial Narrow" fo:font-family="'Arial Narrow'" style:font-style-name="Regular" style:font-family-generic="swiss" style:font-pitch="variable" fo:font-size="10pt" style:font-size-asian="10pt"/>
    </style:style>
    <style:style style:name="Side_20_Bar_20_Last" style:display-name="Side Bar Last" style:family="paragraph" style:parent-style-name="Standard" style:default-outline-level="">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a"/>
      <style:text-properties style:font-name="HelveticaNeue Condensed" fo:font-family="'HelveticaNeue Condensed'" style:font-family-generic="roman" style:font-pitch="variable" fo:font-size="10pt" style:font-size-asian="10pt"/>
    </style:style>
    <style:style style:name="Side_20_Bar_20_Bullet" style:display-name="Side Bar Bullet" style:family="paragraph" style:parent-style-name="Standard" style:default-outline-level="">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Exercise_20_Num" style:display-name="Exercise Num" style:family="paragraph" style:parent-style-name="Standard" style:default-outline-level="">
      <style:paragraph-properties fo:margin-left="0in" fo:margin-right="0.8in" fo:margin-top="0.0835in" fo:margin-bottom="0.139in" loext:contextual-spacing="false" fo:text-indent="0in" style:auto-text-indent="false"/>
      <style:text-properties style:font-name="Arial Narrow" fo:font-family="'Arial Narrow'" style:font-style-name="Regular" style:font-family-generic="swiss" style:font-pitch="variable" fo:font-size="10pt" style:font-size-asian="10pt"/>
    </style:style>
    <style:style style:name="Side_20_Bar_20_Num" style:display-name="Side Bar Num" style:family="paragraph" style:parent-style-name="Standard" style:default-outline-level="">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Side_20_Bar_20_Head" style:display-name="Side Bar Head" style:family="paragraph" style:parent-style-name="Standard" style:default-outline-level="">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roman" style:font-pitch="variable" fo:font-weight="bold" style:font-weight-asian="bold"/>
    </style:style>
    <style:style style:name="Footer_20_Text" style:display-name="Footer Text" style:family="paragraph" style:default-outline-level="">
      <style:paragraph-properties fo:margin-top="0.1665in" fo:margin-bottom="0.3335in" loext:contextual-spacing="false" fo:line-height="115%" fo:orphans="2" fo:widows="2" style:writing-mode="lr-tb">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style:style>
    <style:style style:name="FM_20_Book_20_Title" style:display-name="FM Book Title" style:family="paragraph" style:parent-style-name="Standard" style:default-outline-level="">
      <style:paragraph-properties fo:margin-top="1.8055in" fo:margin-bottom="0in" loext:contextual-spacing="false" fo:line-height="100%" fo:text-align="center" style:justify-single-word="false"/>
      <style:text-properties style:font-name="Helvetica 65 Medium" fo:font-family="'Helvetica 65 Medium'" style:font-family-generic="roman" style:font-pitch="variable" fo:font-size="30pt" fo:letter-spacing="-0.0138in" style:font-size-asian="30pt" style:font-size-complex="24pt"/>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roman" style:font-pitch="variable" fo:font-size="24pt" style:font-size-asian="24pt"/>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default-outline-level="">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roman" style:font-pitch="variable" fo:font-weight="bold" style:font-weight-asian="bold"/>
    </style:style>
    <style:style style:name="ToC_20_3" style:display-name="ToC 3" style:family="paragraph" style:parent-style-name="Standard" style:default-outline-level="">
      <style:paragraph-properties fo:margin-left="0.3299in" fo:margin-right="0in" fo:margin-top="0in" fo:margin-bottom="0.0835in" loext:contextual-spacing="true" fo:line-height="100%"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roman" style:font-pitch="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zxx"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default-outline-level="" style:class="extra">
      <style:paragraph-properties fo:margin-top="0in" fo:margin-bottom="0.25in" loext:contextual-spacing="false" fo:line-height="100%">
        <style:tab-stops>
          <style:tab-stop style:position="3.25in" style:type="center"/>
          <style:tab-stop style:position="6.5in" style:type="right"/>
        </style:tab-stops>
      </style:paragraph-properties>
      <style:text-properties style:font-name="Arial Narrow3" fo:font-family="'Arial Narrow'" style:font-style-name="Bold" style:font-family-generic="swiss" style:font-pitch="variable" fo:font-size="9pt" fo:font-weight="bold" style:font-size-asian="9pt" style:font-weight-asian="bold"/>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1"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index_20_1" style:display-name="index 1" style:family="paragraph" style:parent-style-name="Standard" style:default-outline-level="">
      <style:paragraph-properties fo:margin-left="0.5in" fo:margin-right="0in" fo:text-indent="-0.5in" style:auto-text-indent="false"/>
    </style:style>
    <style:style style:name="index_20_2" style:display-name="index 2" style:family="paragraph" style:parent-style-name="Standard" style:default-outline-level="">
      <style:paragraph-properties fo:margin-left="0.5in" fo:margin-right="0in" fo:text-indent="-0.3in" style:auto-text-indent="false"/>
    </style:style>
    <style:style style:name="index_20_3" style:display-name="index 3" style:family="paragraph" style:parent-style-name="Standard" style:default-outline-level="">
      <style:paragraph-properties fo:margin-left="0.5in" fo:margin-right="0in" fo:text-indent="-0.1in" style:auto-text-indent="false"/>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Side_20_Bar_20_Code" style:display-name="Side Bar Code" style:family="paragraph" style:parent-style-name="Standard" style:default-outline-level="">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roman" style:font-pitch="variable" fo:font-size="10pt" style:font-size-asian="10pt"/>
    </style:style>
    <style:style style:name="FM_20_Subtitle_20_1" style:display-name="FM Subtitle 1" style:family="paragraph" style:parent-style-name="Standard" style:default-outline-level="">
      <style:paragraph-properties fo:margin-top="0.0835in" fo:margin-bottom="0.1665in" loext:contextual-spacing="false"/>
      <style:text-properties style:font-name="HelveticaNeue Condensed" fo:font-family="'HelveticaNeue Condensed'" style:font-family-generic="roman" style:font-pitch="variable" fo:font-size="30pt" style:font-size-asian="30pt"/>
    </style:style>
    <style:style style:name="Revision" style:family="paragraph" style:default-outline-level="">
      <style:paragraph-properties fo:orphans="2" fo:widows="2" style:writing-mode="lr-tb"/>
      <style:text-properties style:use-window-font-color="true"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fo:font-size="12pt" style:font-size-complex="12pt"/>
    </style:style>
    <style:style style:name="Header_20_WHITE" style:display-name="Header WHITE" style:family="paragraph" style:parent-style-name="Header" style:default-outline-level="">
      <style:text-properties fo:color="#ffffff" style:font-name-asian="PMingLiU" style:font-family-asian="PMingLiU" style:font-family-generic-asian="system" style:font-pitch-asian="variable"/>
    </style:style>
    <style:style style:name="Contents_20_2" style:display-name="Contents 2" style:family="paragraph" style:parent-style-name="Standard" style:default-outline-level="" style:class="index">
      <style:paragraph-properties fo:margin-left="0.1701in" fo:margin-right="0in" fo:margin-top="0in" fo:margin-bottom="0in" loext:contextual-spacing="false" fo:line-height="100%" fo:text-indent="0in" style:auto-text-indent="false">
        <style:tab-stops>
          <style:tab-stop style:position="5.9929in" style:type="right" style:leader-style="dotted" style:leader-text="."/>
        </style:tab-stops>
      </style:paragraph-properties>
      <style:text-properties style:font-name="HelveticaNeue MediumCond" fo:font-family="'HelveticaNeue MediumCond'"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ToC_20_Part" style:display-name="ToC Part" style:family="paragraph" style:parent-style-name="Contents_20_1" style:default-outline-level="">
      <style:paragraph-properties fo:margin-top="0.0835in" fo:margin-bottom="0in" loext:contextual-spacing="false" fo:line-height="100%"/>
      <style:text-properties style:font-name="HelveticaNeue MediumCond" fo:font-family="'HelveticaNeue MediumCond'" style:font-family-generic="roman" style:font-pitch="variable" fo:font-size="13pt" fo:font-weight="bold" style:font-size-asian="13pt" style:font-weight-asian="bold" style:font-weight-complex="bold"/>
    </style:style>
    <style:style style:name="Contents_20_1" style:display-name="Contents 1" style:family="paragraph" style:parent-style-name="Standard" style:default-outline-level="" style:class="index">
      <style:paragraph-properties fo:margin-top="0in" fo:margin-bottom="0.0693in" loext:contextual-spacing="false"/>
    </style:style>
    <style:style style:name="Part_20_Text_20_Cont." style:display-name="Part Text Cont." style:family="paragraph" style:parent-style-name="Standard" style:default-outline-level="">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1"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1"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1"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1"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1"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1"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false" style:family="text"/>
    <style:style style:name="WW8Num1ztrue"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false"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false" style:family="text"/>
    <style:style style:name="WW8Num6zfalse" style:family="text"/>
    <style:style style:name="WW8Num7zfalse" style:family="text"/>
    <style:style style:name="WW8Num8zfalse"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false" style:family="text"/>
    <style:style style:name="WW8Num2ztrue"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 style:display-name="WW-Default Paragraph Font" style:family="text"/>
    <style:style style:name="Heading_20_1_20_Char" style:display-name="Heading 1 Char" style:family="text">
      <style:text-properties style:font-name="Arial" fo:font-family="Arial" style:font-family-generic="roman" style:font-pitch="variable" fo:font-size="17pt" fo:font-weight="bold" style:font-size-asian="17pt" style:font-weight-asian="bold" style:font-name-complex="Calibri1" style:font-family-complex="Calibri" style:font-family-generic-complex="system" style:font-pitch-complex="variable" style:font-size-complex="18pt"/>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style>
    <style:style style:name="Heading_20_3_20_Char" style:display-name="Heading 3 Char" style:family="text">
      <style:text-properties style:font-name="Arial" fo:font-family="Arial" style:font-family-generic="roman" style:font-pitch="variable" fo:font-size="11pt" fo:font-weight="bold" style:font-size-asian="11pt" style:font-weight-asian="bold" style:font-name-complex="Calibri1" style:font-family-complex="Calibri" style:font-family-generic-complex="system" style:font-pitch-complex="variable" style:font-size-complex="14pt"/>
    </style:style>
    <style:style style:name="Heading_20_4_20_Char" style:display-name="Heading 4 Char" style:family="text">
      <style:text-properties style:font-name="Utopia" fo:font-family="Utopia" style:font-family-generic="roman" style:font-pitch="variable" fo:font-size="11pt" fo:letter-spacing="-0.0043in" fo:font-weight="bold" style:font-size-asian="11pt" style:font-weight-asian="bold" style:font-name-complex="Calibri1" style:font-family-complex="Calibri" style:font-family-generic-complex="system" style:font-pitch-complex="variable" style:font-size-complex="12pt"/>
    </style:style>
    <style:style style:name="Heading_20_5_20_Char" style:display-name="Heading 5 Char" style:family="text">
      <style:text-properties style:font-name="Arial Narrow2" fo:font-family="'Arial Narrow'"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style>
    <style:style style:name="Heading_20_6_20_Char" style:display-name="Heading 6 Char" style:family="text">
      <style:text-properties style:font-name="Calibri" fo:font-family="Calibri" style:font-family-generic="roman" style:font-pitch="variable" fo:font-size="11pt" fo:font-weight="bold" style:font-name-asian="PMingLiU" style:font-family-asian="PMingLiU" style:font-family-generic-asian="system" style:font-pitch-asian="variable" style:font-size-asian="11pt" style:font-weight-asian="bold" style:font-size-complex="11pt" style:font-weight-complex="bold"/>
    </style:style>
    <style:style style:name="Body_20_Text_20_Char" style:display-name="Body Text Char" style:family="text">
      <style:text-properties style:font-name="Arial" fo:font-family="Arial" style:font-family-generic="roman" style:font-pitch="variable" fo:font-size="9pt" style:font-size-asian="9pt" style:font-name-complex="Calibri1" style:font-family-complex="Calibri" style:font-family-generic-complex="system" style:font-pitch-complex="variable" style:font-size-complex="11pt"/>
    </style:style>
    <style:style style:name="Code_20_Bold" style:display-name="Code Bold" style:family="text">
      <style:text-properties style:font-name="The Sans Mono Condensed-" fo:font-family="'The Sans Mono Condensed-'" style:font-style-name="Bold" style:font-family-generic="swiss" style:font-pitch="fixed" fo:font-size="9pt" fo:font-weight="bold" style:font-size-asian="9pt"/>
    </style:style>
    <style:style style:name="Code_20_Char" style:display-name="Code Char" style:family="text">
      <style:text-properties style:font-name="The Sans Mono Condensed-1" fo:font-family="'The Sans Mono Condensed-'" style:font-style-name="Regular" style:font-family-generic="swiss" style:font-pitch="fixed" fo:font-size="9pt" style:font-size-asian="9pt" style:font-name-complex="Calibri1" style:font-family-complex="Calibri" style:font-family-generic-complex="system"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9pt" fo:font-style="italic" style:font-size-asian="9pt" style:font-style-asian="italic"/>
    </style:style>
    <style:style style:name="Quote_20_Char" style:display-name="Quote Char" style:family="text">
      <style:text-properties style:font-name="Utopia" fo:font-family="Utopia" style:font-family-generic="roman" style:font-pitch="variable" fo:font-style="italic" style:font-style-asian="italic" style:font-style-complex="italic"/>
    </style:style>
    <style:style style:name="Exercise_20_Body_20_Char" style:display-name="Exercise Body Char" style:family="text">
      <style:text-properties style:font-name="HelveticaNeue Condensed" fo:font-family="'HelveticaNeue Condensed'" style:font-family-generic="roman" style:font-pitch="variable"/>
    </style:style>
    <style:style style:name="SB_20_Code_20_Char" style:display-name="SB Code Char" style:family="text"/>
    <style:style style:name="Exercise_20_Code_20_Char" style:display-name="Exercise Code Char" style:family="text">
      <style:text-properties style:font-name="TheSansMonoConNormal" fo:font-family="TheSansMonoConNormal" style:font-family-generic="roman" style:font-pitch="variable" fo:font-size="9pt" style:font-size-asian="9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First_20_Char" style:display-name="Body Text First Char" style:family="text">
      <style:text-properties style:font-name="Utopia" fo:font-family="Utopia" style:font-family-generic="roman" style:font-pitch="variable" fo:font-size="9pt" style:font-size-asian="9pt" style:font-name-complex="Calibri1" style:font-family-complex="Calibri" style:font-family-generic-complex="system" style:font-pitch-complex="variable" style:font-size-complex="11pt"/>
    </style:style>
    <style:style style:name="Code_20_Inline" style:display-name="Code Inline" style:family="text" style:parent-style-name="Default_20_Paragraph_20_Font">
      <style:text-properties fo:color="#008000" style:font-name="TheSansMonoConNormal1"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
    <style:style style:name="Side_20_Bar_20_Body_20_Char" style:display-name="Side Bar Body Char" style:family="text">
      <style:text-properties style:font-name="HelveticaNeue Condensed" fo:font-family="'HelveticaNeue Condensed'" style:font-family-generic="roman" style:font-pitch="variable"/>
    </style:style>
    <style:style style:name="Exercise_20_Last_20_Char" style:display-name="Exercise Last Char" style:family="text">
      <style:text-properties style:font-name="HelveticaNeue Condensed" fo:font-family="'HelveticaNeue Condensed'" style:font-family-generic="roman" style:font-pitch="variable"/>
    </style:style>
    <style:style style:name="Side_20_Bar_20_Last_20_Char" style:display-name="Side Bar Last Char" style:family="text">
      <style:text-properties style:font-name="HelveticaNeue Condensed" fo:font-family="'HelveticaNeue Condensed'" style:font-family-generic="roman" style:font-pitch="variable"/>
    </style:style>
    <style:style style:name="Exercise_20_Num_20_Char" style:display-name="Exercise Num Char" style:family="text">
      <style:text-properties style:font-name="HelveticaNeue Condensed" fo:font-family="'HelveticaNeue Condensed'" style:font-family-generic="roman" style:font-pitch="variable"/>
    </style:style>
    <style:style style:name="Side_20_Bar_20_Num_20_Char" style:display-name="Side Bar Num Char" style:family="text">
      <style:text-properties style:font-name="HelveticaNeue Condensed" fo:font-family="'HelveticaNeue Condensed'" style:font-family-generic="roman" style:font-pitch="variable"/>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roman" style:font-pitch="variable"/>
    </style:style>
    <style:style style:name="Footer_20_Char" style:display-name="Footer Char" style:family="text">
      <style:text-properties style:font-name="Utopia" fo:font-family="Utopia" style:font-family-generic="roman" style:font-pitch="variable" fo:font-size="11pt" style:font-size-asian="11pt" style:font-name-complex="Calibri1" style:font-family-complex="Calibri" style:font-family-generic-complex="system" style:font-pitch-complex="variable" style:font-size-complex="11pt"/>
    </style:style>
    <style:style style:name="Header_20_Char" style:display-name="Header Char" style:family="text">
      <style:text-properties style:font-name="HelveticaNeue Condensed" fo:font-family="'HelveticaNeue Condensed'" style:font-family-generic="roman" style:font-pitch="variable" fo:font-size="9pt" fo:font-weight="bold" style:font-size-asian="9pt" style:font-weight-asian="bold" style:font-name-complex="Calibri1" style:font-family-complex="Calibri" style:font-family-generic-complex="system"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2" fo:font-family="Times" style:font-family-generic="roman" style:font-pitch="variable" style:font-name-complex="Times2"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Calibri1" style:font-family-complex="Calibri" style:font-family-generic-complex="system" style:font-pitch-complex="variable" style:font-size-complex="8pt"/>
    </style:style>
    <style:style style:name="Numbering_20_Symbols" style:display-name="Numbering Symbols" style:family="text"/>
    <style:style style:name="Side_20_Bar_20_Code_20_Char" style:display-name="Side Bar Code Char" style:family="text">
      <style:text-properties style:font-name="HelveticaNeue Condensed" fo:font-family="'HelveticaNeue Condensed'" style:font-family-generic="roman" style:font-pitch="variable" fo:font-size="11pt" style:font-name-complex="Calibri1" style:font-family-complex="Calibri" style:font-family-generic-complex="system" style:font-pitch-complex="variable" style:font-size-complex="11pt"/>
    </style:style>
    <style:style style:name="page_20_number" style:display-name="page number" style:family="text" style:parent-style-name="Default_20_Paragraph_20_Font"/>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font-size-complex="12pt"/>
    </style:style>
    <style:style style:name="Dingbat_20_Symbol" style:display-name="Dingbat Symbol" style:family="text" style:parent-style-name="Default_20_Paragraph_20_Font">
      <style:text-properties fo:color="#bfbfbf" style:font-name="ZapfDingbats1" fo:font-family="ZapfDingbats" style:font-family-generic="roman" style:font-pitch="variable" fo:font-size="12pt" style:font-name-complex="Calibri1" style:font-family-complex="Calibri" style:font-family-generic-complex="system" style:font-pitch-complex="variable" style:font-size-complex="12pt"/>
    </style:style>
    <style:style style:name="Black_20_Dingbat" style:display-name="Black Dingbat" style:family="text">
      <style:text-properties fo:color="#00000a" style:font-name="ZapfDingbats1" fo:font-family="ZapfDingbats" style:font-family-generic="roman" style:font-pitch="variable" fo:font-size="12pt" style:font-size-complex="12pt"/>
    </style:style>
    <style:style style:name="Gray_20_Dingbat" style:display-name="Gray Dingbat" style:family="text" style:parent-style-name="Black_20_Dingbat">
      <style:text-properties fo:color="#bfbfbf"/>
    </style:style>
    <style:style style:name="FM_20_Author_20_Char" style:display-name="FM Author Char" style:family="text">
      <style:text-properties style:font-name="HelveticaNeue MediumExt" fo:font-family="'HelveticaNeue MediumExt'" style:font-family-generic="roman" style:font-pitch="variable" fo:font-size="16pt" style:font-size-asian="16pt" style:font-name-complex="Calibri1" style:font-family-complex="Calibri" style:font-family-generic-complex="system" style:font-pitch-complex="variable" style:font-size-complex="12pt"/>
    </style:style>
    <style:style style:name="FM_20_Copyright_20_Char" style:display-name="FM Copyright Char" style:family="text">
      <style:text-properties style:font-name="Utopia" fo:font-family="Utopia" style:font-family-generic="roman" style:font-pitch="variable" fo:font-size="8pt" style:font-size-asian="8pt"/>
    </style:style>
    <style:style style:name="FM_20_Edition_20_Char" style:display-name="FM Edition Char" style:family="text" style:parent-style-name="Default_20_Paragraph_20_Font">
      <style:text-properties fo:color="#808080" style:font-name="HelveticaNeue MediumCond" fo:font-family="'HelveticaNeue MediumCond'" style:font-family-generic="roman" style:font-pitch="variable" fo:font-size="24pt" style:font-size-asian="24pt" style:font-name-complex="Calibri1" style:font-family-complex="Calibri" style:font-family-generic-complex="system" style:font-pitch-complex="variable" style:font-size-complex="11pt"/>
    </style:style>
    <style:style style:name="Part_20_Number_20_Char" style:display-name="Part Number Char" style:family="text" style:parent-style-name="Default_20_Paragraph_20_Font">
      <style:text-properties fo:text-transform="uppercase" style:font-name="Arial" fo:font-family="Arial" style:font-family-generic="roman" style:font-pitch="variable" fo:font-size="26pt" fo:font-weight="bold" style:font-size-asian="26pt" style:font-weight-asian="bold" style:font-name-complex="Calibri1" style:font-family-complex="Calibri" style:font-family-generic-complex="system" style:font-pitch-complex="variable" style:font-size-complex="14pt"/>
    </style:style>
    <style:style style:name="Part_20_Title_20_Char" style:display-name="Part Title Char" style:family="text" style:parent-style-name="Default_20_Paragraph_20_Font">
      <style:text-properties style:font-name="Arial" fo:font-family="Arial" style:font-family-generic="roman" style:font-pitch="variable" fo:font-size="32pt" fo:font-weight="bold" style:font-size-asian="32pt" style:font-weight-asian="bold" style:font-name-complex="Calibri1" style:font-family-complex="Calibri" style:font-family-generic-complex="system" style:font-pitch-complex="variable" style:font-size-complex="24pt"/>
    </style:style>
    <style:style style:name="FM_20_Head_20_Char" style:display-name="FM Head Char" style:family="text" style:parent-style-name="Default_20_Paragraph_20_Font">
      <style:text-properties style:font-name="Arial Narrow2" fo:font-family="'Arial Narrow'" style:font-family-generic="roman" style:font-pitch="variable" fo:font-size="30pt" fo:letter-spacing="-0.0138in" fo:font-weight="bold" style:font-size-asian="30pt" style:font-weight-asian="bold" style:font-name-complex="Calibri1" style:font-family-complex="Calibri" style:font-family-generic-complex="system" style:font-pitch-complex="variable" style:font-size-complex="24pt"/>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true"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true"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true"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true"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true"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true"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true" style:num-format="">
        <style:list-level-properties text:list-level-position-and-space-mode="label-alignment">
          <style:list-level-label-alignment text:label-followed-by="nothing" fo:text-indent="-1in" fo:margin-left="1in"/>
        </style:list-level-properties>
      </text:outline-level-style>
      <text:outline-level-style text:level="9" text:style-name="WW8Num1ztrue"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7.5in" fo:page-height="9.25in" style:num-format="1" style:print-orientation="portrait" fo:margin-top="0.3752in" fo:margin-bottom="0.3752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style:page-layout style:name="Mpm3">
      <style:page-layout-properties fo:page-width="7.5in" fo:page-height="9.25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Chapter_20_Number"/>
      </style:header>
      <style:footer>
        <text:p text:style-name="Footer"/>
      </style:footer>
    </style:master-page>
    <style:master-page style:name="MP0" style:page-layout-name="Mpm3">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dc:title>
    <meta:initial-creator>BPR</meta:initial-creator>
    <meta:creation-date>2013-07-24T08:06:00</meta:creation-date>
    <dc:date>2020-05-06T11:32:14.912374027</dc:date>
    <meta:print-date>2009-03-19T10:05:00</meta:print-date>
    <meta:editing-cycles>22</meta:editing-cycles>
    <meta:editing-duration>P1DT5H10M44S</meta:editing-duration>
    <meta:generator>LibreOffice/6.4.2.2$Linux_X86_64 LibreOffice_project/40$Build-2</meta:generator>
    <dc:creator>Ray Lischner</dc:creator>
    <meta:document-statistic meta:table-count="0" meta:image-count="0" meta:object-count="0" meta:page-count="8" meta:paragraph-count="132" meta:word-count="2866" meta:character-count="17732" meta:non-whitespace-character-count="14851"/>
    <meta:user-defined meta:name="Chapter Number">02</meta:user-defined>
  </office:meta>
</office:document-meta>
</file>